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07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7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</office:automatic-styles>
  <office:body>
    <office:spreadsheet>
      <table:table table:name="pop100-gen25th-D03" table:style-name="ta1"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1"/>
          <table:table-cell table:number-columns-repeated="2"/>
          <table:table-cell table:style-name="ce14" office:value-type="string" calcext:value-type="string" table:number-columns-spanned="6" table:number-rows-spanned="1">
            <text:p>JSO</text:p>
          </table:table-cell>
          <table:covered-table-cell table:number-columns-repeated="5"/>
          <table:table-cell table:style-name="ce14" office:value-type="string" calcext:value-type="string" table:number-columns-spanned="6" table:number-rows-spanned="1">
            <text:p>EBO</text:p>
          </table:table-cell>
          <table:covered-table-cell table:number-columns-repeated="5"/>
          <table:table-cell table:style-name="ce14" table:number-columns-spanned="6" table:number-rows-spanned="1"/>
          <table:covered-table-cell table:number-columns-repeated="5"/>
          <table:table-cell table:style-name="ce14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3"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.0000</text:p>
          </table:table-cell>
          <table:table-cell table:style-name="ce15" office:value-type="float" office:value="0" calcext:value-type="float">
            <text:p>0.00E+0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4" table:style-name="ce15" office:value-type="float" office:value="0" calcext:value-type="float">
            <text:p>0.00E+0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0" office:value-type="float" office:value="0" calcext:value-type="float">
            <text:p>0.0000</text:p>
          </table:table-cell>
          <table:table-cell table:style-name="ce15" office:value-type="float" office:value="0" calcext:value-type="float">
            <text:p>0.00E+000</text:p>
          </table:table-cell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0.9750603" calcext:value-type="float">
            <text:p>0.9751</text:p>
          </table:table-cell>
          <table:table-cell table:style-name="ce10" office:value-type="float" office:value="1.24724877369929" calcext:value-type="float">
            <text:p>1.2472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10" office:value-type="float" office:value="0" calcext:value-type="float">
            <text:p>0.0000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7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10" office:value-type="float" office:value="0" calcext:value-type="float">
            <text:p>0.0000</text:p>
          </table:table-cell>
          <table:table-cell table:style-name="ce15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0" office:value-type="float" office:value="10.7274" calcext:value-type="float">
            <text:p>10.7274</text:p>
          </table:table-cell>
          <table:table-cell table:style-name="ce10" office:value-type="float" office:value="12.4819" calcext:value-type="float">
            <text:p>12.4819</text:p>
          </table:table-cell>
          <table:table-cell table:style-name="ce10" office:value-type="float" office:value="11.5841" calcext:value-type="float">
            <text:p>11.5841</text:p>
          </table:table-cell>
          <table:table-cell table:style-name="ce10" office:value-type="float" office:value="11.609146" calcext:value-type="float">
            <text:p>11.6091</text:p>
          </table:table-cell>
          <table:table-cell table:style-name="ce10" office:value-type="float" office:value="0.453750839882284" calcext:value-type="float">
            <text:p>0.4538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10" office:value-type="float" office:value="10.366921" calcext:value-type="float">
            <text:p>10.3669</text:p>
          </table:table-cell>
          <table:table-cell table:style-name="ce15" office:value-type="float" office:value="0.000000000000078248065" calcext:value-type="float">
            <text:p>7.82E-014</text:p>
          </table:table-cell>
          <table:table-cell/>
          <table:table-cell table:style-name="ce10"/>
          <table:table-cell table:number-columns-repeated="5"/>
          <table:table-cell table:style-name="ce15"/>
          <table:table-cell table:style-name="ce10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8992" calcext:value-type="float">
            <text:p>1.9899</text:p>
          </table:table-cell>
          <table:table-cell table:style-name="ce10" office:value-type="float" office:value="0.994959" calcext:value-type="float">
            <text:p>0.9950</text:p>
          </table:table-cell>
          <table:table-cell table:style-name="ce10" office:value-type="float" office:value="1.13425382" calcext:value-type="float">
            <text:p>1.1343</text:p>
          </table:table-cell>
          <table:table-cell table:style-name="ce10" office:value-type="float" office:value="0.651354434425792" calcext:value-type="float">
            <text:p>0.6514</text:p>
          </table:table-cell>
          <table:table-cell office:value-type="float" office:value="8" calcext:value-type="float">
            <text:p>8</text:p>
          </table:table-cell>
          <table:table-cell table:number-columns-repeated="4" table:style-name="ce10" office:value-type="float" office:value="0" calcext:value-type="float">
            <text:p>0.0000</text:p>
          </table:table-cell>
          <table:table-cell table:style-name="ce15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9" calcext:value-type="float">
            <text:p>9</text:p>
          </table:table-cell>
          <table:table-cell table:number-columns-repeated="4" table:style-name="ce10" office:value-type="float" office:value="0" calcext:value-type="float">
            <text:p>0.0000</text:p>
          </table:table-cell>
          <table:table-cell table:style-name="ce15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8.14679999999999" calcext:value-type="float">
            <text:p>8.1468</text:p>
          </table:table-cell>
          <table:table-cell table:style-name="ce8" office:value-type="float" office:value="30.5326418170215" calcext:value-type="float">
            <text:p>30.532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5500000000003" calcext:value-type="float">
            <text:p>0.1550</text:p>
          </table:table-cell>
          <table:table-cell office:value-type="float" office:value="0.149000000000005" calcext:value-type="float">
            <text:p>0.1490</text:p>
          </table:table-cell>
          <table:table-cell office:value-type="float" office:value="0.115113076616767" calcext:value-type="float">
            <text:p>0.11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2.103" calcext:value-type="float">
            <text:p>122.1030</text:p>
          </table:table-cell>
          <table:table-cell table:style-name="ce10" office:value-type="float" office:value="3.41496" calcext:value-type="float">
            <text:p>3.4150</text:p>
          </table:table-cell>
          <table:table-cell table:style-name="ce10" office:value-type="float" office:value="5.58519006" calcext:value-type="float">
            <text:p>5.5852</text:p>
          </table:table-cell>
          <table:table-cell table:style-name="ce10" office:value-type="float" office:value="18.0947185519829" calcext:value-type="float">
            <text:p>18.0947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0.12490888" calcext:value-type="float">
            <text:p>0.1249</text:p>
          </table:table-cell>
          <table:table-cell table:style-name="ce10" office:value-type="float" office:value="125.26826" calcext:value-type="float">
            <text:p>125.2683</text:p>
          </table:table-cell>
          <table:table-cell table:style-name="ce10" office:value-type="float" office:value="3.6647785" calcext:value-type="float">
            <text:p>3.6648</text:p>
          </table:table-cell>
          <table:table-cell table:style-name="ce10" office:value-type="float" office:value="10.863317" calcext:value-type="float">
            <text:p>10.8633</text:p>
          </table:table-cell>
          <table:table-cell table:style-name="ce15" office:value-type="float" office:value="23.810857" calcext:value-type="float">
            <text:p>2.38E+001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1" calcext:value-type="float">
            <text:p>11</text:p>
          </table:table-cell>
          <table:table-cell table:number-columns-repeated="4" table:style-name="ce10" office:value-type="float" office:value="0" calcext:value-type="float">
            <text:p>0.0000</text:p>
          </table:table-cell>
          <table:table-cell table:style-name="ce15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.103923048454151" calcext:value-type="float">
            <text:p>0.10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08143" calcext:value-type="float">
            <text:p>0.208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8143" calcext:value-type="float">
            <text:p>0.0208</text:p>
          </table:table-cell>
          <table:table-cell table:style-name="ce10" office:value-type="float" office:value="0.0664888424343913" calcext:value-type="float">
            <text:p>0.066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58.53791" calcext:value-type="float">
            <text:p>158.5379</text:p>
          </table:table-cell>
          <table:table-cell table:style-name="ce10" office:value-type="float" office:value="118.43833" calcext:value-type="float">
            <text:p>118.4383</text:p>
          </table:table-cell>
          <table:table-cell table:style-name="ce10" office:value-type="float" office:value="61.843444" calcext:value-type="float">
            <text:p>61.8434</text:p>
          </table:table-cell>
          <table:table-cell table:style-name="ce15" office:value-type="float" office:value="61.358126" calcext:value-type="float">
            <text:p>6.14E+001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34200000000005" calcext:value-type="float">
            <text:p>0.6342</text:p>
          </table:table-cell>
          <table:table-cell table:style-name="ce8" office:value-type="float" office:value="0.91810696989146" calcext:value-type="float">
            <text:p>0.918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83714" calcext:value-type="float">
            <text:p>4.837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18081278" calcext:value-type="float">
            <text:p>1.1808</text:p>
          </table:table-cell>
          <table:table-cell table:style-name="ce10" office:value-type="float" office:value="4.23899660798272" calcext:value-type="float">
            <text:p>4.2390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4.8371369" calcext:value-type="float">
            <text:p>4.8371</text:p>
          </table:table-cell>
          <table:table-cell table:style-name="ce10" office:value-type="float" office:value="2.566272" calcext:value-type="float">
            <text:p>2.5663</text:p>
          </table:table-cell>
          <table:table-cell table:style-name="ce15" office:value-type="float" office:value="2.4328784" calcext:value-type="float">
            <text:p>2.43E+0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6800000000003" calcext:value-type="float">
            <text:p>0.3568</text:p>
          </table:table-cell>
          <table:table-cell table:style-name="ce8" office:value-type="float" office:value="0.664579044299815" calcext:value-type="float">
            <text:p>0.66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office:value-type="float" office:value="14" calcext:value-type="float">
            <text:p>1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00029304374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0000057459557" calcext:value-type="float">
            <text:p>0.0000</text:p>
          </table:table-cell>
          <table:table-cell table:style-name="ce15" office:value-type="float" office:value="0.0000000041034331" calcext:value-type="float">
            <text:p>4.10E-009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81756" calcext:value-type="float">
            <text:p>0.3818</text:p>
          </table:table-cell>
          <table:table-cell table:style-name="ce10" office:value-type="float" office:value="0.0000004613395" calcext:value-type="float">
            <text:p>0.0000</text:p>
          </table:table-cell>
          <table:table-cell table:style-name="ce10" office:value-type="float" office:value="0.027686836002384" calcext:value-type="float">
            <text:p>0.0277</text:p>
          </table:table-cell>
          <table:table-cell table:style-name="ce10" office:value-type="float" office:value="0.0773077601726646" calcext:value-type="float">
            <text:p>0.0773</text:p>
          </table:table-cell>
          <table:table-cell office:value-type="float" office:value="15" calcext:value-type="float">
            <text:p>15</text:p>
          </table:table-cell>
          <table:table-cell table:number-columns-repeated="4" table:style-name="ce10" office:value-type="float" office:value="0" calcext:value-type="float">
            <text:p>0.0000</text:p>
          </table:table-cell>
          <table:table-cell table:style-name="ce15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404000000000028" calcext:value-type="float">
            <text:p>0.4040</text:p>
          </table:table-cell>
          <table:table-cell table:style-name="ce8" office:value-type="float" office:value="1.61471675661141" calcext:value-type="float">
            <text:p>1.61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56000000000131" calcext:value-type="float">
            <text:p>0.0756</text:p>
          </table:table-cell>
          <table:table-cell office:value-type="float" office:value="0.169705627484801" calcext:value-type="float">
            <text:p>0.16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8000000000066" calcext:value-type="float">
            <text:p>0.0378</text:p>
          </table:table-cell>
          <table:table-cell office:value-type="float" office:value="0.192093727123019" calcext:value-type="float">
            <text:p>0.19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300000000000052" calcext:value-type="float">
            <text:p>0.03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0" office:value-type="float" office:value="0.000000966563" calcext:value-type="float">
            <text:p>0.0000</text:p>
          </table:table-cell>
          <table:table-cell table:style-name="ce10" office:value-type="float" office:value="0.499986" calcext:value-type="float">
            <text:p>0.5000</text:p>
          </table:table-cell>
          <table:table-cell table:style-name="ce10" office:value-type="float" office:value="0.010425595" calcext:value-type="float">
            <text:p>0.0104</text:p>
          </table:table-cell>
          <table:table-cell table:style-name="ce10" office:value-type="float" office:value="0.17469481100466" calcext:value-type="float">
            <text:p>0.1747</text:p>
          </table:table-cell>
          <table:table-cell table:style-name="ce10" office:value-type="float" office:value="0.270602805491977" calcext:value-type="float">
            <text:p>0.2706</text:p>
          </table:table-cell>
          <table:table-cell office:value-type="float" office:value="16" calcext:value-type="float">
            <text:p>16</text:p>
          </table:table-cell>
          <table:table-cell table:style-name="ce10" table:number-columns-repeated="5"/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154999999999973" calcext:value-type="float">
            <text:p>0.1550</text:p>
          </table:table-cell>
          <table:table-cell table:style-name="ce8" office:value-type="float" office:value="1.16819999999997" calcext:value-type="float">
            <text:p>1.1682</text:p>
          </table:table-cell>
          <table:table-cell table:style-name="ce8" office:value-type="float" office:value="4.15691040096279" calcext:value-type="float">
            <text:p>4.156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0.0197293" calcext:value-type="float">
            <text:p>0.0197</text:p>
          </table:table-cell>
          <table:table-cell table:style-name="ce10" office:value-type="float" office:value="0.0110506392" calcext:value-type="float">
            <text:p>0.0111</text:p>
          </table:table-cell>
          <table:table-cell table:style-name="ce10" office:value-type="float" office:value="0.0147817126275705" calcext:value-type="float">
            <text:p>0.0148</text:p>
          </table:table-cell>
          <table:table-cell office:value-type="float" office:value="17" calcext:value-type="float">
            <text:p>17</text:p>
          </table:table-cell>
          <table:table-cell table:style-name="ce10" table:number-columns-repeated="5"/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33868" calcext:value-type="float">
            <text:p>0.3339</text:p>
          </table:table-cell>
          <table:table-cell table:style-name="ce10" office:value-type="float" office:value="0.000000066078" calcext:value-type="float">
            <text:p>0.0000</text:p>
          </table:table-cell>
          <table:table-cell table:style-name="ce10" office:value-type="float" office:value="0.032699116546308" calcext:value-type="float">
            <text:p>0.0327</text:p>
          </table:table-cell>
          <table:table-cell table:style-name="ce10" office:value-type="float" office:value="0.0964287872378796" calcext:value-type="float">
            <text:p>0.0964</text:p>
          </table:table-cell>
          <table:table-cell office:value-type="float" office:value="18" calcext:value-type="float">
            <text:p>18</text:p>
          </table:table-cell>
          <table:table-cell table:style-name="ce10" table:number-columns-repeated="5"/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59999999999854" calcext:value-type="float">
            <text:p>0.0016</text:p>
          </table:table-cell>
          <table:table-cell table:style-name="ce8" office:value-type="float" office:value="0.00534522483824363" calcext:value-type="float">
            <text:p>0.005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7293" calcext:value-type="float">
            <text:p>0.019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4586" calcext:value-type="float">
            <text:p>0.0004</text:p>
          </table:table-cell>
          <table:table-cell table:style-name="ce10" office:value-type="float" office:value="0.00281847142857143" calcext:value-type="float">
            <text:p>0.0028</text:p>
          </table:table-cell>
          <table:table-cell office:value-type="float" office:value="19" calcext:value-type="float">
            <text:p>19</text:p>
          </table:table-cell>
          <table:table-cell table:style-name="ce10" table:number-columns-repeated="5"/>
          <table:table-cell/>
          <table:table-cell table:style-name="ce10"/>
          <table:table-cell table:number-columns-repeated="5"/>
          <table:table-cell table:style-name="ce10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8799999999946" calcext:value-type="float">
            <text:p>0.7188</text:p>
          </table:table-cell>
          <table:table-cell table:style-name="ce8" office:value-type="float" office:value="2.45924660771362" calcext:value-type="float">
            <text:p>2.45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8199999999988" calcext:value-type="float">
            <text:p>0.0682</text:p>
          </table:table-cell>
          <table:table-cell office:value-type="float" office:value="0.159674413627663" calcext:value-type="float">
            <text:p>0.159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12173" calcext:value-type="float">
            <text:p>0.31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12173" calcext:value-type="float">
            <text:p>0.0312</text:p>
          </table:table-cell>
          <table:table-cell table:style-name="ce10" office:value-type="float" office:value="0.0997200069628631" calcext:value-type="float">
            <text:p>0.0997</text:p>
          </table:table-cell>
          <table:table-cell office:value-type="float" office:value="20" calcext:value-type="float">
            <text:p>20</text:p>
          </table:table-cell>
          <table:table-cell table:number-columns-repeated="4" table:style-name="ce10" office:value-type="float" office:value="0" calcext:value-type="float">
            <text:p>0.0000</text:p>
          </table:table-cell>
          <table:table-cell table:style-name="ce15" office:value-type="float" office:value="0" calcext:value-type="float">
            <text:p>0.00E+000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number-columns-repeated="2" table:style-name="ce8" office:value-type="float" office:value="150" calcext:value-type="float">
            <text:p>150.0000</text:p>
          </table:table-cell>
          <table:table-cell table:style-name="ce8" office:value-type="float" office:value="71.4285714285714" calcext:value-type="float">
            <text:p>71.42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" calcext:value-type="float">
            <text:p>98.0000</text:p>
          </table:table-cell>
          <table:table-cell office:value-type="float" office:value="14.2857142857143" calcext:value-type="float">
            <text:p>14.285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204.833" calcext:value-type="float">
            <text:p>204.833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32.97652" calcext:value-type="float">
            <text:p>132.9765</text:p>
          </table:table-cell>
          <table:table-cell table:style-name="ce10" office:value-type="float" office:value="58.8879591226649" calcext:value-type="float">
            <text:p>58.8880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200" calcext:value-type="float">
            <text:p>200.00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5" office:value-type="float" office:value="111.76471" calcext:value-type="float">
            <text:p>1.12E+002</text:p>
          </table:table-cell>
          <table:table-cell table:style-name="ce10" office:value-type="float" office:value="32.539569" calcext:value-type="float">
            <text:p>32.5396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007" calcext:value-type="float">
            <text:p>86.0070</text:p>
          </table:table-cell>
          <table:table-cell table:style-name="ce8" office:value-type="float" office:value="37.7964803727996" calcext:value-type="float">
            <text:p>37.79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62.2699849077239" calcext:value-type="float">
            <text:p>62.27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6.1268" calcext:value-type="float">
            <text:p>16.1268</text:p>
          </table:table-cell>
          <table:table-cell office:value-type="float" office:value="40.7264502629484" calcext:value-type="float">
            <text:p>40.72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2.0152" calcext:value-type="float">
            <text:p>2.0152</text:p>
          </table:table-cell>
          <table:table-cell office:value-type="float" office:value="14.3942857142857" calcext:value-type="float">
            <text:p>14.394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10" office:value-type="float" office:value="25.162" calcext:value-type="float">
            <text:p>25.162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96.648482" calcext:value-type="float">
            <text:p>96.6485</text:p>
          </table:table-cell>
          <table:table-cell table:style-name="ce10" office:value-type="float" office:value="14.2153740824173" calcext:value-type="float">
            <text:p>14.2154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47.35947" calcext:value-type="float">
            <text:p>47.3595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5" office:value-type="float" office:value="98.967833" calcext:value-type="float">
            <text:p>9.90E+001</text:p>
          </table:table-cell>
          <table:table-cell table:style-name="ce10" office:value-type="float" office:value="7.3711486" calcext:value-type="float">
            <text:p>7.3711</text:p>
          </table:table-cell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" calcext:value-type="float">
            <text:p>2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23" calcext:value-type="float">
            <text:p>23</text:p>
          </table:table-cell>
          <table:table-cell table:style-name="ce10" table:number-columns-repeated="5"/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6" calcext:value-type="float">
            <text:p>226.0000</text:p>
          </table:table-cell>
          <table:table-cell table:style-name="ce8" office:value-type="float" office:value="162.254524165722" calcext:value-type="float">
            <text:p>162.2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28" calcext:value-type="float">
            <text:p>128.0000</text:p>
          </table:table-cell>
          <table:table-cell office:value-type="float" office:value="78.2460796435952" calcext:value-type="float">
            <text:p>78.24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" calcext:value-type="float">
            <text:p>94.0000</text:p>
          </table:table-cell>
          <table:table-cell office:value-type="float" office:value="42.8571428571429" calcext:value-type="float">
            <text:p>42.85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" calcext:value-type="float">
            <text:p>90.0000</text:p>
          </table:table-cell>
          <table:table-cell office:value-type="float" office:value="31.943828249997" calcext:value-type="float">
            <text:p>31.943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30.941" calcext:value-type="float">
            <text:p>330.9410</text:p>
          </table:table-cell>
          <table:table-cell table:style-name="ce10" office:value-type="float" office:value="326.348" calcext:value-type="float">
            <text:p>326.3480</text:p>
          </table:table-cell>
          <table:table-cell table:style-name="ce10" office:value-type="float" office:value="249.48246" calcext:value-type="float">
            <text:p>249.4825</text:p>
          </table:table-cell>
          <table:table-cell table:style-name="ce10" office:value-type="float" office:value="186.327294291907" calcext:value-type="float">
            <text:p>186.3273</text:p>
          </table:table-cell>
          <table:table-cell office:value-type="float" office:value="24" calcext:value-type="float">
            <text:p>24</text:p>
          </table:table-cell>
          <table:table-cell table:style-name="ce10" table:number-columns-repeated="5"/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7.9712" calcext:value-type="float">
            <text:p>367.9712</text:p>
          </table:table-cell>
          <table:table-cell table:style-name="ce8" office:value-type="float" office:value="95.0929435996645" calcext:value-type="float">
            <text:p>95.09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7846" calcext:value-type="float">
            <text:p>129.7846</text:p>
          </table:table-cell>
          <table:table-cell office:value-type="float" office:value="95.1095551434861" calcext:value-type="float">
            <text:p>95.109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10" office:value-type="float" office:value="397.743" calcext:value-type="float">
            <text:p>397.7430</text:p>
          </table:table-cell>
          <table:table-cell table:style-name="ce10" office:value-type="float" office:value="443.33" calcext:value-type="float">
            <text:p>443.3300</text:p>
          </table:table-cell>
          <table:table-cell table:style-name="ce10" office:value-type="float" office:value="398.009" calcext:value-type="float">
            <text:p>398.0090</text:p>
          </table:table-cell>
          <table:table-cell table:style-name="ce10" office:value-type="float" office:value="404.2901" calcext:value-type="float">
            <text:p>404.2901</text:p>
          </table:table-cell>
          <table:table-cell table:style-name="ce10" office:value-type="float" office:value="17.2315653753718" calcext:value-type="float">
            <text:p>17.2316</text:p>
          </table:table-cell>
          <table:table-cell office:value-type="float" office:value="25" calcext:value-type="float">
            <text:p>25</text:p>
          </table:table-cell>
          <table:table-cell table:style-name="ce10" table:number-columns-repeated="5"/>
          <table:table-cell/>
          <table:table-cell table:style-name="ce10" table:number-columns-repeated="5"/>
          <table:table-cell table:style-name="ce15"/>
          <table:table-cell table:style-name="ce10"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" calcext:value-type="float">
            <text:p>264.0000</text:p>
          </table:table-cell>
          <table:table-cell table:style-name="ce8" office:value-type="float" office:value="98.9743318610787" calcext:value-type="float">
            <text:p>98.97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0" calcext:value-type="float">
            <text:p>110.0000</text:p>
          </table:table-cell>
          <table:table-cell office:value-type="float" office:value="234.30313524081" calcext:value-type="float">
            <text:p>234.303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4"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26" calcext:value-type="float">
            <text:p>26</text:p>
          </table:table-cell>
          <table:table-cell table:style-name="ce10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10" office:value-type="float" office:value="389.006" calcext:value-type="float">
            <text:p>389.0060</text:p>
          </table:table-cell>
          <table:table-cell table:number-columns-repeated="2" table:style-name="ce10" office:value-type="float" office:value="389.518" calcext:value-type="float">
            <text:p>389.5180</text:p>
          </table:table-cell>
          <table:table-cell table:style-name="ce10" office:value-type="float" office:value="389.35416" calcext:value-type="float">
            <text:p>389.3542</text:p>
          </table:table-cell>
          <table:table-cell table:style-name="ce10" office:value-type="float" office:value="0.292571428571429" calcext:value-type="float">
            <text:p>0.2926</text:p>
          </table:table-cell>
          <table:table-cell office:value-type="float" office:value="27" calcext:value-type="float">
            <text:p>27</text:p>
          </table:table-cell>
          <table:table-cell table:style-name="ce10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" calcext:value-type="float">
            <text:p>288.0000</text:p>
          </table:table-cell>
          <table:table-cell table:style-name="ce8" office:value-type="float" office:value="60.6091526731326" calcext:value-type="float">
            <text:p>60.60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4" calcext:value-type="float">
            <text:p>174.0000</text:p>
          </table:table-cell>
          <table:table-cell office:value-type="float" office:value="230.792777448622" calcext:value-type="float">
            <text:p>230.79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583.745" calcext:value-type="float">
            <text:p>583.745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316.03512" calcext:value-type="float">
            <text:p>316.0351</text:p>
          </table:table-cell>
          <table:table-cell table:style-name="ce10" office:value-type="float" office:value="62.0176148719714" calcext:value-type="float">
            <text:p>62.0176</text:p>
          </table:table-cell>
          <table:table-cell office:value-type="float" office:value="28" calcext:value-type="float">
            <text:p>28</text:p>
          </table:table-cell>
          <table:table-cell table:style-name="ce10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7782" calcext:value-type="float">
            <text:p>220.7782</text:p>
          </table:table-cell>
          <table:table-cell table:style-name="ce8" office:value-type="float" office:value="7.22192876605965" calcext:value-type="float">
            <text:p>7.22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317" calcext:value-type="float">
            <text:p>221.3170</text:p>
          </table:table-cell>
          <table:table-cell office:value-type="float" office:value="4.74175309869457" calcext:value-type="float">
            <text:p>4.74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45" calcext:value-type="float">
            <text:p>224.4450</text:p>
          </table:table-cell>
          <table:table-cell office:value-type="float" office:value="220.9018" calcext:value-type="float">
            <text:p>220.9018</text:p>
          </table:table-cell>
          <table:table-cell office:value-type="float" office:value="13.1427278720351" calcext:value-type="float">
            <text:p>13.142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8.959" calcext:value-type="float">
            <text:p>218.9590</text:p>
          </table:table-cell>
          <table:table-cell office:value-type="float" office:value="20.3371813410305" calcext:value-type="float">
            <text:p>20.337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10" office:value-type="float" office:value="223.562" calcext:value-type="float">
            <text:p>223.5620</text:p>
          </table:table-cell>
          <table:table-cell table:style-name="ce10" office:value-type="float" office:value="231.58" calcext:value-type="float">
            <text:p>231.5800</text:p>
          </table:table-cell>
          <table:table-cell table:style-name="ce10" office:value-type="float" office:value="227.944" calcext:value-type="float">
            <text:p>227.9440</text:p>
          </table:table-cell>
          <table:table-cell table:style-name="ce10" office:value-type="float" office:value="228.07898" calcext:value-type="float">
            <text:p>228.0790</text:p>
          </table:table-cell>
          <table:table-cell table:style-name="ce10" office:value-type="float" office:value="1.42861670642533" calcext:value-type="float">
            <text:p>1.4286</text:p>
          </table:table-cell>
          <table:table-cell office:value-type="float" office:value="29" calcext:value-type="float">
            <text:p>29</text:p>
          </table:table-cell>
          <table:table-cell table:style-name="ce10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6" calcext:value-type="float">
            <text:p>394.5006</text:p>
          </table:table-cell>
          <table:table-cell table:style-name="ce8" office:value-type="float" office:value="0.00247435829658098" calcext:value-type="float">
            <text:p>0.00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22" calcext:value-type="float">
            <text:p>394.5522</text:p>
          </table:table-cell>
          <table:table-cell office:value-type="float" office:value="0.0940581669793603" calcext:value-type="float">
            <text:p>0.09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06" calcext:value-type="float">
            <text:p>394.5806</text:p>
          </table:table-cell>
          <table:table-cell office:value-type="float" office:value="0.0764385841238485" calcext:value-type="float">
            <text:p>0.07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25" calcext:value-type="float">
            <text:p>394.5250</text:p>
          </table:table-cell>
          <table:table-cell office:value-type="float" office:value="394.5754" calcext:value-type="float">
            <text:p>394.5754</text:p>
          </table:table-cell>
          <table:table-cell office:value-type="float" office:value="0.112621816134307" calcext:value-type="float">
            <text:p>0.112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665" calcext:value-type="float">
            <text:p>394.6650</text:p>
          </table:table-cell>
          <table:table-cell table:style-name="ce10" office:value-type="float" office:value="394.501" calcext:value-type="float">
            <text:p>394.5010</text:p>
          </table:table-cell>
          <table:table-cell table:style-name="ce10" office:value-type="float" office:value="394.5082" calcext:value-type="float">
            <text:p>394.5082</text:p>
          </table:table-cell>
          <table:table-cell table:style-name="ce10" office:value-type="float" office:value="0.0245190471566482" calcext:value-type="float">
            <text:p>0.0245</text:p>
          </table:table-cell>
          <table:table-cell office:value-type="float" office:value="30" calcext:value-type="float">
            <text:p>30</text:p>
          </table:table-cell>
          <table:table-cell table:style-name="ce10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5.1695" calcext:value-type="float">
            <text:p>95.1695</text:p>
          </table:table-cell>
          <table:table-cell table:style-name="ce7" table:formula="of:=AVERAGE([.E3:.E32])" office:value-type="float" office:value="89.85258" calcext:value-type="float">
            <text:p>89.85258</text:p>
          </table:table-cell>
          <table:table-cell table:style-name="ce7" table:formula="of:=AVERAGE([.F3:.F32])" office:value-type="float" office:value="19.1243984682221" calcext:value-type="float">
            <text:p>19.1243984682</text:p>
          </table:table-cell>
          <table:table-cell table:number-columns-repeated="2"/>
          <table:table-cell table:style-name="Default" table:formula="of:=AVERAGE([.I3:.I32])" office:value-type="float" office:value="39.3796666666667" calcext:value-type="float">
            <text:p>39.379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</text:p>
          </table:table-cell>
          <table:table-cell table:style-name="Default" table:formula="of:=AVERAGE([.L3:.L32])" office:value-type="float" office:value="66.2229333333333" calcext:value-type="float">
            <text:p>66.2229333333</text:p>
          </table:table-cell>
          <table:table-cell table:style-name="Default" table:formula="of:=AVERAGE([.M3:.M32])" office:value-type="float" office:value="26.0229905034417" calcext:value-type="float">
            <text:p>26.0229905034</text:p>
          </table:table-cell>
          <table:table-cell table:number-columns-repeated="2"/>
          <table:table-cell table:style-name="Default" table:formula="of:=AVERAGE([.P3:.P32])" office:value-type="float" office:value="44.2293333333333" calcext:value-type="float">
            <text:p>44.2293333333</text:p>
          </table:table-cell>
          <table:table-cell table:style-name="Default" table:formula="of:=AVERAGE([.Q3:.Q32])" office:value-type="float" office:value="63.6416666666667" calcext:value-type="float">
            <text:p>63.6416666667</text:p>
          </table:table-cell>
          <table:table-cell table:style-name="Default" table:formula="of:=AVERAGE([.R3:.R32])" office:value-type="float" office:value="53.5301666666667" calcext:value-type="float">
            <text:p>53.5301666667</text:p>
          </table:table-cell>
          <table:table-cell table:style-name="Default" table:formula="of:=AVERAGE([.S3:.S32])" office:value-type="float" office:value="53.6847133333333" calcext:value-type="float">
            <text:p>53.6847133333</text:p>
          </table:table-cell>
          <table:table-cell table:style-name="Default" table:formula="of:=AVERAGE([.T3:.T32])" office:value-type="float" office:value="3.7103998720172" calcext:value-type="float">
            <text:p>3.710399872</text:p>
          </table:table-cell>
          <table:table-cell table:number-columns-repeated="2"/>
          <table:table-cell table:style-name="Default" table:formula="of:=AVERAGE([.W3:.W32])" office:value-type="float" office:value="44.2293333333333" calcext:value-type="float">
            <text:p>44.229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56666666667" calcext:value-type="float">
            <text:p>53.5756666667</text:p>
          </table:table-cell>
          <table:table-cell table:style-name="Default" table:formula="of:=AVERAGE([.Z3:.Z32])" office:value-type="float" office:value="53.0214466666667" calcext:value-type="float">
            <text:p>53.0214466667</text:p>
          </table:table-cell>
          <table:table-cell table:style-name="Default" table:formula="of:=AVERAGE([.AA3:.AA32])" office:value-type="float" office:value="2.71080320345538" calcext:value-type="float">
            <text:p>2.7108032035</text:p>
          </table:table-cell>
          <table:table-cell table:number-columns-repeated="4"/>
          <table:table-cell table:formula="of:=AVERAGE([.AF3:.AF32])" office:value-type="float" office:value="81.3567133655521" calcext:value-type="float">
            <text:p>81.3567133656</text:p>
          </table:table-cell>
          <table:table-cell table:formula="of:=AVERAGE([.AG3:.AG32])" office:value-type="float" office:value="114.12630882" calcext:value-type="float">
            <text:p>114.12630882</text:p>
          </table:table-cell>
          <table:table-cell table:formula="of:=AVERAGE([.AH3:.AH32])" office:value-type="float" office:value="95.1113044474139" calcext:value-type="float">
            <text:p>95.1113044474</text:p>
          </table:table-cell>
          <table:table-cell table:formula="of:=AVERAGE([.AI3:.AI32])" office:value-type="float" office:value="94.4052347516251" calcext:value-type="float">
            <text:p>94.4052347516</text:p>
          </table:table-cell>
          <table:table-cell table:formula="of:=AVERAGE([.AJ3:.AJ32])" office:value-type="float" office:value="12.1913244173605" calcext:value-type="float">
            <text:p>12.1913244174</text:p>
          </table:table-cell>
          <table:table-cell/>
          <table:table-cell table:formula="of:=AVERAGE([.AL3:.AL32])" office:value-type="float" office:value="8.76951666" calcext:value-type="float">
            <text:p>8.76951666</text:p>
          </table:table-cell>
          <table:table-cell table:formula="of:=AVERAGE([.AM3:.AM32])" office:value-type="float" office:value="33.2783459960725" calcext:value-type="float">
            <text:p>33.2783459961</text:p>
          </table:table-cell>
          <table:table-cell table:formula="of:=AVERAGE([.AN3:.AN32])" office:value-type="float" office:value="18.7392870222222" calcext:value-type="float">
            <text:p>18.7392870222</text:p>
          </table:table-cell>
          <table:table-cell table:formula="of:=AVERAGE([.AO3:.AO32])" office:value-type="float" office:value="16.4651387222541" calcext:value-type="float">
            <text:p>16.4651387223</text:p>
          </table:table-cell>
          <table:table-cell table:formula="of:=AVERAGE([.AP3:.AP32])" office:value-type="float" office:value="7.08403216689464" calcext:value-type="float">
            <text:p>7.0840321669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office:value-type="float" office:value="0.000142857142857825" calcext:value-type="float">
            <text:p>0.00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9822" calcext:value-type="float">
            <text:p>1.0982</text:p>
          </table:table-cell>
          <table:table-cell office:value-type="float" office:value="0.592753502128592" calcext:value-type="float">
            <text:p>0.59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634" calcext:value-type="float">
            <text:p>1.9463</text:p>
          </table:table-cell>
          <table:table-cell office:value-type="float" office:value="0.752358726314274" calcext:value-type="float">
            <text:p>0.752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94000000000005" calcext:value-type="float">
            <text:p>3.940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1.94634" calcext:value-type="float">
            <text:p>1.9463</text:p>
          </table:table-cell>
          <table:table-cell table:style-name="ce10" office:value-type="float" office:value="0.752358726314274" calcext:value-type="float">
            <text:p>0.7524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452" calcext:value-type="float">
            <text:p>1.3452</text:p>
          </table:table-cell>
          <table:table-cell office:value-type="float" office:value="2.68191524619165" calcext:value-type="float">
            <text:p>2.68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1999999999925" calcext:value-type="float">
            <text:p>0.0182</text:p>
          </table:table-cell>
          <table:table-cell office:value-type="float" office:value="0.0579408565447432" calcext:value-type="float">
            <text:p>0.0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7800000000007" calcext:value-type="float">
            <text:p>0.4878</text:p>
          </table:table-cell>
          <table:table-cell office:value-type="float" office:value="0.830594820054898" calcext:value-type="float">
            <text:p>0.83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22" calcext:value-type="float">
            <text:p>2.6220</text:p>
          </table:table-cell>
          <table:table-cell office:value-type="float" office:value="3.15520625801424" calcext:value-type="float">
            <text:p>3.155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0.37" calcext:value-type="float">
            <text:p>10.3700</text:p>
          </table:table-cell>
          <table:table-cell table:style-name="ce10" office:value-type="float" office:value="3.53999999999996" calcext:value-type="float">
            <text:p>3.5400</text:p>
          </table:table-cell>
          <table:table-cell table:style-name="ce10" office:value-type="float" office:value="2.622" calcext:value-type="float">
            <text:p>2.6220</text:p>
          </table:table-cell>
          <table:table-cell table:style-name="ce10" office:value-type="float" office:value="3.15520625801424" calcext:value-type="float">
            <text:p>3.1552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64999999999964" calcext:value-type="float">
            <text:p>0.1650</text:p>
          </table:table-cell>
          <table:table-cell office:value-type="float" office:value="0.129800000000018" calcext:value-type="float">
            <text:p>0.1298</text:p>
          </table:table-cell>
          <table:table-cell office:value-type="float" office:value="0.161655971313262" calcext:value-type="float">
            <text:p>0.16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74443722285741" calcext:value-type="float">
            <text:p>0.17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7220000000003" calcext:value-type="float">
            <text:p>0.1722</text:p>
          </table:table-cell>
          <table:table-cell office:value-type="float" office:value="0.143874945699406" calcext:value-type="float">
            <text:p>0.143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94800000000005" calcext:value-type="float">
            <text:p>0.5948</text:p>
          </table:table-cell>
          <table:table-cell office:value-type="float" office:value="0.873680929943506" calcext:value-type="float">
            <text:p>0.873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7220000000003" calcext:value-type="float">
            <text:p>0.1722</text:p>
          </table:table-cell>
          <table:table-cell table:style-name="ce10" office:value-type="float" office:value="0.143874945699406" calcext:value-type="float">
            <text:p>0.1439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92000000000007" calcext:value-type="float">
            <text:p>0.0792</text:p>
          </table:table-cell>
          <table:table-cell office:value-type="float" office:value="0.282857142857145" calcext:value-type="float">
            <text:p>0.282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340000000002" calcext:value-type="float">
            <text:p>0.1134</text:p>
          </table:table-cell>
          <table:table-cell office:value-type="float" office:value="0.172336879396171" calcext:value-type="float">
            <text:p>0.17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94000000000096" calcext:value-type="float">
            <text:p>0.0594</text:p>
          </table:table-cell>
          <table:table-cell office:value-type="float" office:value="0.112276989846468" calcext:value-type="float">
            <text:p>0.11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12000000000035" calcext:value-type="float">
            <text:p>0.0312</text:p>
          </table:table-cell>
          <table:table-cell office:value-type="float" office:value="0.0772486047691338" calcext:value-type="float">
            <text:p>0.07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119999999999936" calcext:value-type="float">
            <text:p>0.0120</text:p>
          </table:table-cell>
          <table:table-cell office:value-type="float" office:value="0.0309706905552557" calcext:value-type="float">
            <text:p>0.03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0499999999999545" calcext:value-type="float">
            <text:p>0.0050</text:p>
          </table:table-cell>
          <table:table-cell table:style-name="ce10" office:value-type="float" office:value="0.0119999999999936" calcext:value-type="float">
            <text:p>0.0120</text:p>
          </table:table-cell>
          <table:table-cell table:style-name="ce10" office:value-type="float" office:value="0.0309706905552557" calcext:value-type="float">
            <text:p>0.0310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office:value-type="float" office:value="0.00202030508910258" calcext:value-type="float">
            <text:p>0.00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99999999998" calcext:value-type="float">
            <text:p>0.0022</text:p>
          </table:table-cell>
          <table:table-cell office:value-type="float" office:value="0.00553283335171985" calcext:value-type="float">
            <text:p>0.00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714285714285065" calcext:value-type="float">
            <text:p>0.00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39999999999236" calcext:value-type="float">
            <text:p>0.0084</text:p>
          </table:table-cell>
          <table:table-cell office:value-type="float" office:value="0.0153861851632274" calcext:value-type="float">
            <text:p>0.0154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99999999999091" calcext:value-type="float">
            <text:p>0.0010</text:p>
          </table:table-cell>
          <table:table-cell table:style-name="ce10" office:value-type="float" office:value="0.00319438282499679" calcext:value-type="float">
            <text:p>0.0032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39999999999236" calcext:value-type="float">
            <text:p>0.0084</text:p>
          </table:table-cell>
          <table:table-cell table:style-name="ce10" office:value-type="float" office:value="0.0153861851632274" calcext:value-type="float">
            <text:p>0.0154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4.0002" calcext:value-type="float">
            <text:p>224.0002</text:p>
          </table:table-cell>
          <table:table-cell office:value-type="float" office:value="151.185519235576" calcext:value-type="float">
            <text:p>151.18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2" calcext:value-type="float">
            <text:p>42.0000</text:p>
          </table:table-cell>
          <table:table-cell office:value-type="float" office:value="113.389341902768" calcext:value-type="float">
            <text:p>113.38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0014" calcext:value-type="float">
            <text:p>64.0014</text:p>
          </table:table-cell>
          <table:table-cell office:value-type="float" office:value="80.8041224827301" calcext:value-type="float">
            <text:p>80.804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4.01380000000008" calcext:value-type="float">
            <text:p>4.0138</text:p>
          </table:table-cell>
          <table:table-cell office:value-type="float" office:value="20.2171978215356" calcext:value-type="float">
            <text:p>20.21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6.00140000000001" calcext:value-type="float">
            <text:p>6.0014</text:p>
          </table:table-cell>
          <table:table-cell office:value-type="float" office:value="24.7493565779075" calcext:value-type="float">
            <text:p>24.74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4.9927106111883" calcext:value-type="float">
            <text:p>34.99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93.6776932043143" calcext:value-type="float">
            <text:p>93.677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0000000008622" calcext:value-type="float">
            <text:p>0.0052</text:p>
          </table:table-cell>
          <table:table-cell office:value-type="float" office:value="0.00857142857153988" calcext:value-type="float">
            <text:p>0.008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" calcext:value-type="float">
            <text:p>14.0000</text:p>
          </table:table-cell>
          <table:table-cell table:style-name="ce10" office:value-type="float" office:value="93.6776932043143" calcext:value-type="float">
            <text:p>93.6777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1528" calcext:value-type="float">
            <text:p>379.1528</text:p>
          </table:table-cell>
          <table:table-cell office:value-type="float" office:value="55.2657142857142" calcext:value-type="float">
            <text:p>55.265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7.4738" calcext:value-type="float">
            <text:p>97.4738</text:p>
          </table:table-cell>
          <table:table-cell office:value-type="float" office:value="336.497597416901" calcext:value-type="float">
            <text:p>336.497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8.166" calcext:value-type="float">
            <text:p>38.1660</text:p>
          </table:table-cell>
          <table:table-cell office:value-type="float" office:value="121.962593462429" calcext:value-type="float">
            <text:p>121.962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500000000010914" calcext:value-type="float">
            <text:p>0.0050</text:p>
          </table:table-cell>
          <table:table-cell office:value-type="float" office:value="0.00560000000009495" calcext:value-type="float">
            <text:p>0.0056</text:p>
          </table:table-cell>
          <table:table-cell office:value-type="float" office:value="0.00755928946031272" calcext:value-type="float">
            <text:p>0.00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08.455" calcext:value-type="float">
            <text:p>208.4550</text:p>
          </table:table-cell>
          <table:table-cell office:value-type="float" office:value="200.6644" calcext:value-type="float">
            <text:p>200.6644</text:p>
          </table:table-cell>
          <table:table-cell office:value-type="float" office:value="62.4790419064749" calcext:value-type="float">
            <text:p>62.479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5.895" calcext:value-type="float">
            <text:p>215.8950</text:p>
          </table:table-cell>
          <table:table-cell office:value-type="float" office:value="202.5982" calcext:value-type="float">
            <text:p>202.5982</text:p>
          </table:table-cell>
          <table:table-cell office:value-type="float" office:value="38.6628029063003" calcext:value-type="float">
            <text:p>38.66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6.2188" calcext:value-type="float">
            <text:p>186.2188</text:p>
          </table:table-cell>
          <table:table-cell office:value-type="float" office:value="37.6968498656841" calcext:value-type="float">
            <text:p>37.69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9438" calcext:value-type="float">
            <text:p>176.9438</text:p>
          </table:table-cell>
          <table:table-cell office:value-type="float" office:value="41.8196770647015" calcext:value-type="float">
            <text:p>41.819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86" calcext:value-type="float">
            <text:p>394.5786</text:p>
          </table:table-cell>
          <table:table-cell office:value-type="float" office:value="0.0695319629920569" calcext:value-type="float">
            <text:p>0.06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26" calcext:value-type="float">
            <text:p>394.7426</text:p>
          </table:table-cell>
          <table:table-cell office:value-type="float" office:value="0.162210495646774" calcext:value-type="float">
            <text:p>0.16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14" calcext:value-type="float">
            <text:p>394.6614</text:p>
          </table:table-cell>
          <table:table-cell office:value-type="float" office:value="0.135307661517366" calcext:value-type="float">
            <text:p>0.13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02" calcext:value-type="float">
            <text:p>394.6602</text:p>
          </table:table-cell>
          <table:table-cell office:value-type="float" office:value="0.332458375482418" calcext:value-type="float">
            <text:p>0.332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94" calcext:value-type="float">
            <text:p>228.9400</text:p>
          </table:table-cell>
          <table:table-cell table:style-name="ce10" office:value-type="float" office:value="152.34" calcext:value-type="float">
            <text:p>152.3400</text:p>
          </table:table-cell>
          <table:table-cell table:style-name="ce10" office:value-type="float" office:value="176.9438" calcext:value-type="float">
            <text:p>176.9438</text:p>
          </table:table-cell>
          <table:table-cell table:style-name="ce10" office:value-type="float" office:value="41.8196770647015" calcext:value-type="float">
            <text:p>41.8197</text:p>
          </table:table-cell>
          <table:table-cell table:number-columns-repeated="20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</text:p>
          </table:table-cell>
          <table:table-cell table:style-name="Default" table:formula="of:=AVERAGE([.C38:.C67])" office:value-type="float" office:value="54.0930333333333" calcext:value-type="float">
            <text:p>54.0930333333</text:p>
          </table:table-cell>
          <table:table-cell table:style-name="Default" table:formula="of:=AVERAGE([.D38:.D67])" office:value-type="float" office:value="46.37" calcext:value-type="float">
            <text:p>46.37</text:p>
          </table:table-cell>
          <table:table-cell table:style-name="Default" table:formula="of:=AVERAGE([.E38:.E67])" office:value-type="float" office:value="42.4185006666667" calcext:value-type="float">
            <text:p>42.4185006667</text:p>
          </table:table-cell>
          <table:table-cell table:style-name="Default" table:formula="of:=AVERAGE([.F38:.F67])" office:value-type="float" office:value="13.1417754221573" calcext:value-type="float">
            <text:p>13.1417754222</text:p>
          </table:table-cell>
          <table:table-cell table:number-columns-repeated="2"/>
          <table:table-cell table:style-name="Default" table:formula="of:=AVERAGE([.I38:.I67])" office:value-type="float" office:value="17.9996666666667" calcext:value-type="float">
            <text:p>17.9996666667</text:p>
          </table:table-cell>
          <table:table-cell table:style-name="Default" table:formula="of:=AVERAGE([.J38:.J67])" office:value-type="float" office:value="47.0193333333333" calcext:value-type="float">
            <text:p>47.0193333333</text:p>
          </table:table-cell>
          <table:table-cell table:style-name="Default" table:formula="of:=AVERAGE([.K38:.K67])" office:value-type="float" office:value="20.36" calcext:value-type="float">
            <text:p>20.36</text:p>
          </table:table-cell>
          <table:table-cell table:style-name="Default" table:formula="of:=AVERAGE([.L38:.L67])" office:value-type="float" office:value="24.76752" calcext:value-type="float">
            <text:p>24.76752</text:p>
          </table:table-cell>
          <table:table-cell table:style-name="Default" table:formula="of:=AVERAGE([.M38:.M67])" office:value-type="float" office:value="17.1266238650193" calcext:value-type="float">
            <text:p>17.126623865</text:p>
          </table:table-cell>
          <table:table-cell table:number-columns-repeated="2"/>
          <table:table-cell table:style-name="Default" table:formula="of:=AVERAGE([.P38:.P67])" office:value-type="float" office:value="18.0016666666667" calcext:value-type="float">
            <text:p>18.0016666667</text:p>
          </table:table-cell>
          <table:table-cell table:style-name="Default" table:formula="of:=AVERAGE([.Q38:.Q67])" office:value-type="float" office:value="47.2746666666667" calcext:value-type="float">
            <text:p>47.2746666667</text:p>
          </table:table-cell>
          <table:table-cell table:style-name="Default" table:formula="of:=AVERAGE([.R38:.R67])" office:value-type="float" office:value="19.9138333333333" calcext:value-type="float">
            <text:p>19.9138333333</text:p>
          </table:table-cell>
          <table:table-cell table:style-name="Default" table:formula="of:=AVERAGE([.S38:.S67])" office:value-type="float" office:value="21.4953273333333" calcext:value-type="float">
            <text:p>21.4953273333</text:p>
          </table:table-cell>
          <table:table-cell table:style-name="Default" table:formula="of:=AVERAGE([.T38:.T67])" office:value-type="float" office:value="8.56942335700192" calcext:value-type="float">
            <text:p>8.569423357</text:p>
          </table:table-cell>
          <table:table-cell table:number-columns-repeated="2"/>
          <table:table-cell table:style-name="Default" table:formula="of:=AVERAGE([.W38:.W67])" office:value-type="float" office:value="18.0036666666667" calcext:value-type="float">
            <text:p>18.0036666667</text:p>
          </table:table-cell>
          <table:table-cell table:style-name="Default" table:formula="of:=AVERAGE([.X38:.X67])" office:value-type="float" office:value="24.6293333333333" calcext:value-type="float">
            <text:p>24.6293333333</text:p>
          </table:table-cell>
          <table:table-cell table:style-name="Default" table:formula="of:=AVERAGE([.Y38:.Y67])" office:value-type="float" office:value="18.4251666666667" calcext:value-type="float">
            <text:p>18.4251666667</text:p>
          </table:table-cell>
          <table:table-cell table:style-name="Default" table:formula="of:=AVERAGE([.Z38:.Z67])" office:value-type="float" office:value="19.6788646666667" calcext:value-type="float">
            <text:p>19.6788646667</text:p>
          </table:table-cell>
          <table:table-cell table:style-name="Default" table:formula="of:=AVERAGE([.AA38:.AA67])" office:value-type="float" office:value="4.66436066110232" calcext:value-type="float">
            <text:p>4.664360661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408.64" calcext:value-type="float">
            <text:p>408.6400</text:p>
          </table:table-cell>
          <table:table-cell table:style-name="ce10" office:value-type="float" office:value="394.69" calcext:value-type="float">
            <text:p>394.6900</text:p>
          </table:table-cell>
          <table:table-cell table:style-name="ce10" office:value-type="float" office:value="395.906" calcext:value-type="float">
            <text:p>395.9060</text:p>
          </table:table-cell>
          <table:table-cell table:style-name="ce10" office:value-type="float" office:value="3.13796177185655" calcext:value-type="float">
            <text:p>3.1380</text:p>
          </table:table-cell>
          <table:table-cell table:number-columns-repeated="20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/>
          <table:table-cell table:formula="of:=AVERAGE([.AD39:.AD68])" office:value-type="float" office:value="18.0036666666667" calcext:value-type="float">
            <text:p>18.0036666667</text:p>
          </table:table-cell>
          <table:table-cell table:formula="of:=AVERAGE([.AE39:.AE68])" office:value-type="float" office:value="25.085" calcext:value-type="float">
            <text:p>25.085</text:p>
          </table:table-cell>
          <table:table-cell table:formula="of:=AVERAGE([.AF39:.AF68])" office:value-type="float" office:value="18.4258333333333" calcext:value-type="float">
            <text:p>18.4258333333</text:p>
          </table:table-cell>
          <table:table-cell table:formula="of:=AVERAGE([.AG39:.AG68])" office:value-type="float" office:value="19.7203913333333" calcext:value-type="float">
            <text:p>19.7203913333</text:p>
          </table:table-cell>
          <table:table-cell table:formula="of:=AVERAGE([.AH39:.AH68])" office:value-type="float" office:value="4.75787744098146" calcext:value-type="float">
            <text:p>4.757877441</text:p>
          </table:table-cell>
          <table:table-cell table:number-columns-repeated="20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27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40000000000191" calcext:value-type="float">
            <text:p>0.0000</text:p>
          </table:table-cell>
          <table:table-cell office:value-type="float" office:value="0.000202030508911407" calcext:value-type="float">
            <text:p>0.00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8700000000001" calcext:value-type="float">
            <text:p>0.2587</text:p>
          </table:table-cell>
          <table:table-cell office:value-type="float" office:value="0.512503359869527" calcext:value-type="float">
            <text:p>0.512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0061" calcext:value-type="float">
            <text:p>1.0061</text:p>
          </table:table-cell>
          <table:table-cell office:value-type="float" office:value="1.1797668655895" calcext:value-type="float">
            <text:p>1.17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37600000000003" calcext:value-type="float">
            <text:p>2.3760</text:p>
          </table:table-cell>
          <table:table-cell office:value-type="float" office:value="2.2644" calcext:value-type="float">
            <text:p>2.2644</text:p>
          </table:table-cell>
          <table:table-cell office:value-type="float" office:value="0.86927394052362" calcext:value-type="float">
            <text:p>0.86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7372000000001" calcext:value-type="float">
            <text:p>2.5737</text:p>
          </table:table-cell>
          <table:table-cell office:value-type="float" office:value="2.04040368154772" calcext:value-type="float">
            <text:p>2.040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8600000000001" calcext:value-type="float">
            <text:p>0.2786</text:p>
          </table:table-cell>
          <table:table-cell office:value-type="float" office:value="0.531849871405727" calcext:value-type="float">
            <text:p>0.531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87840000000001" calcext:value-type="float">
            <text:p>7.8784</text:p>
          </table:table-cell>
          <table:table-cell office:value-type="float" office:value="24.4974161902842" calcext:value-type="float">
            <text:p>24.49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2199999999998" calcext:value-type="float">
            <text:p>0.1922</text:p>
          </table:table-cell>
          <table:table-cell office:value-type="float" office:value="0.471478352350023" calcext:value-type="float">
            <text:p>0.47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41500000000002" calcext:value-type="float">
            <text:p>3.4150</text:p>
          </table:table-cell>
          <table:table-cell office:value-type="float" office:value="2.4464" calcext:value-type="float">
            <text:p>2.4464</text:p>
          </table:table-cell>
          <table:table-cell office:value-type="float" office:value="3.06103823923201" calcext:value-type="float">
            <text:p>3.06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306" calcext:value-type="float">
            <text:p>4.5306</text:p>
          </table:table-cell>
          <table:table-cell office:value-type="float" office:value="5.25900568704066" calcext:value-type="float">
            <text:p>5.2590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8600000000033" calcext:value-type="float">
            <text:p>0.2186</text:p>
          </table:table-cell>
          <table:table-cell office:value-type="float" office:value="0.435165931289423" calcext:value-type="float">
            <text:p>0.43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5200000000023" calcext:value-type="float">
            <text:p>0.2552</text:p>
          </table:table-cell>
          <table:table-cell office:value-type="float" office:value="0.180147331993796" calcext:value-type="float">
            <text:p>0.18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3000000000029" calcext:value-type="float">
            <text:p>0.1930</text:p>
          </table:table-cell>
          <table:table-cell office:value-type="float" office:value="0.158210657810727" calcext:value-type="float">
            <text:p>0.1582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15600000000004" calcext:value-type="float">
            <text:p>0.5156</text:p>
          </table:table-cell>
          <table:table-cell office:value-type="float" office:value="0.801055426246135" calcext:value-type="float">
            <text:p>0.8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36600000000003" calcext:value-type="float">
            <text:p>0.3366</text:p>
          </table:table-cell>
          <table:table-cell office:value-type="float" office:value="0.583124938480217" calcext:value-type="float">
            <text:p>0.583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99999999999454" calcext:value-type="float">
            <text:p>0.0006</text:p>
          </table:table-cell>
          <table:table-cell office:value-type="float" office:value="0.00247435829652472" calcext:value-type="float">
            <text:p>0.0025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000000000024" calcext:value-type="float">
            <text:p>0.1390</text:p>
          </table:table-cell>
          <table:table-cell office:value-type="float" office:value="0.15562251555269" calcext:value-type="float">
            <text:p>0.1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746000000000095" calcext:value-type="float">
            <text:p>0.0746</text:p>
          </table:table-cell>
          <table:table-cell office:value-type="float" office:value="0.169759734174361" calcext:value-type="float">
            <text:p>0.169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0499999999999545" calcext:value-type="float">
            <text:p>0.0050</text:p>
          </table:table-cell>
          <table:table-cell office:value-type="float" office:value="0.0413999999999987" calcext:value-type="float">
            <text:p>0.0414</text:p>
          </table:table-cell>
          <table:table-cell office:value-type="float" office:value="0.0817037955304663" calcext:value-type="float">
            <text:p>0.08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31999999999925" calcext:value-type="float">
            <text:p>0.0232</text:p>
          </table:table-cell>
          <table:table-cell office:value-type="float" office:value="0.0555859327381286" calcext:value-type="float">
            <text:p>0.0556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999999999956" calcext:value-type="float">
            <text:p>0.0248</text:p>
          </table:table-cell>
          <table:table-cell office:value-type="float" office:value="0.088571428571413" calcext:value-type="float">
            <text:p>0.088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9999999999654" calcext:value-type="float">
            <text:p>0.0038</text:p>
          </table:table-cell>
          <table:table-cell office:value-type="float" office:value="0.00742307488957415" calcext:value-type="float">
            <text:p>0.007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7964473008883" calcext:value-type="float">
            <text:p>0.00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589015089373416" calcext:value-type="float">
            <text:p>0.00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59999999999127" calcext:value-type="float">
            <text:p>0.0096</text:p>
          </table:table-cell>
          <table:table-cell office:value-type="float" office:value="0.0139970842444626" calcext:value-type="float">
            <text:p>0.01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19999999999163" calcext:value-type="float">
            <text:p>0.0092</text:p>
          </table:table-cell>
          <table:table-cell office:value-type="float" office:value="0.0148461497791483" calcext:value-type="float">
            <text:p>0.0148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office:value-type="float" office:value="20.2030508910442" calcext:value-type="float">
            <text:p>20.203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8" calcext:value-type="float">
            <text:p>108.0000</text:p>
          </table:table-cell>
          <table:table-cell office:value-type="float" office:value="242.436610692531" calcext:value-type="float">
            <text:p>242.43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60.6091526731326" calcext:value-type="float">
            <text:p>60.609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0034" calcext:value-type="float">
            <text:p>78.0034</text:p>
          </table:table-cell>
          <table:table-cell office:value-type="float" office:value="47.3730321760283" calcext:value-type="float">
            <text:p>47.373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.01600000000007" calcext:value-type="float">
            <text:p>2.0160</text:p>
          </table:table-cell>
          <table:table-cell office:value-type="float" office:value="14.3085884014048" calcext:value-type="float">
            <text:p>14.30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45.181268039229" calcext:value-type="float">
            <text:p>45.18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" calcext:value-type="float">
            <text:p>34.0000</text:p>
          </table:table-cell>
          <table:table-cell office:value-type="float" office:value="82.065180664829" calcext:value-type="float">
            <text:p>82.06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8" calcext:value-type="float">
            <text:p>38.0000</text:p>
          </table:table-cell>
          <table:table-cell office:value-type="float" office:value="79.5394908975717" calcext:value-type="float">
            <text:p>79.5395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6403" calcext:value-type="float">
            <text:p>0.0046</text:p>
          </table:table-cell>
          <table:table-cell office:value-type="float" office:value="0.00795394908983745" calcext:value-type="float">
            <text:p>0.008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2376" calcext:value-type="float">
            <text:p>348.2376</text:p>
          </table:table-cell>
          <table:table-cell office:value-type="float" office:value="370.388689550503" calcext:value-type="float">
            <text:p>370.38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50000000000819" calcext:value-type="float">
            <text:p>0.0350</text:p>
          </table:table-cell>
          <table:table-cell office:value-type="float" office:value="107.5812" calcext:value-type="float">
            <text:p>107.5812</text:p>
          </table:table-cell>
          <table:table-cell office:value-type="float" office:value="205.36810301187" calcext:value-type="float">
            <text:p>205.36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00.5914" calcext:value-type="float">
            <text:p>100.5914</text:p>
          </table:table-cell>
          <table:table-cell office:value-type="float" office:value="336.194285049583" calcext:value-type="float">
            <text:p>336.19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6.8124" calcext:value-type="float">
            <text:p>76.8124</text:p>
          </table:table-cell>
          <table:table-cell office:value-type="float" office:value="173.543853247529" calcext:value-type="float">
            <text:p>173.5439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4000000000942" calcext:value-type="float">
            <text:p>0.0114</text:p>
          </table:table-cell>
          <table:table-cell office:value-type="float" office:value="0.0126974205961645" calcext:value-type="float">
            <text:p>0.012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14" calcext:value-type="float">
            <text:p>215.1400</text:p>
          </table:table-cell>
          <table:table-cell office:value-type="float" office:value="203.7986" calcext:value-type="float">
            <text:p>203.7986</text:p>
          </table:table-cell>
          <table:table-cell office:value-type="float" office:value="35.3624694688983" calcext:value-type="float">
            <text:p>35.36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6.1766" calcext:value-type="float">
            <text:p>196.1766</text:p>
          </table:table-cell>
          <table:table-cell office:value-type="float" office:value="32.9984928845707" calcext:value-type="float">
            <text:p>32.998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0.46" calcext:value-type="float">
            <text:p>230.4600</text:p>
          </table:table-cell>
          <table:table-cell office:value-type="float" office:value="225.91" calcext:value-type="float">
            <text:p>225.9100</text:p>
          </table:table-cell>
          <table:table-cell office:value-type="float" office:value="206.6706" calcext:value-type="float">
            <text:p>206.6706</text:p>
          </table:table-cell>
          <table:table-cell office:value-type="float" office:value="38.1096697515398" calcext:value-type="float">
            <text:p>38.10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05" calcext:value-type="float">
            <text:p>201.3050</text:p>
          </table:table-cell>
          <table:table-cell office:value-type="float" office:value="196.4044" calcext:value-type="float">
            <text:p>196.4044</text:p>
          </table:table-cell>
          <table:table-cell office:value-type="float" office:value="35.8500161386694" calcext:value-type="float">
            <text:p>35.8500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62" calcext:value-type="float">
            <text:p>394.7662</text:p>
          </table:table-cell>
          <table:table-cell office:value-type="float" office:value="0.0974470028649011" calcext:value-type="float">
            <text:p>0.097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78" calcext:value-type="float">
            <text:p>394.8478</text:p>
          </table:table-cell>
          <table:table-cell office:value-type="float" office:value="0.160197582085802" calcext:value-type="float">
            <text:p>0.16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695" calcext:value-type="float">
            <text:p>394.6950</text:p>
          </table:table-cell>
          <table:table-cell office:value-type="float" office:value="394.7924" calcext:value-type="float">
            <text:p>394.7924</text:p>
          </table:table-cell>
          <table:table-cell office:value-type="float" office:value="0.324609655696535" calcext:value-type="float">
            <text:p>0.3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83" calcext:value-type="float">
            <text:p>394.6830</text:p>
          </table:table-cell>
          <table:table-cell office:value-type="float" office:value="0.144723522480534" calcext:value-type="float">
            <text:p>0.1447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7</text:p>
          </table:table-cell>
          <table:table-cell table:style-name="Default" table:formula="of:=AVERAGE([.D73:.D102])" office:value-type="float" office:value="46.683" calcext:value-type="float">
            <text:p>46.683</text:p>
          </table:table-cell>
          <table:table-cell table:style-name="Default" table:formula="of:=AVERAGE([.E73:.E102])" office:value-type="float" office:value="43.457788" calcext:value-type="float">
            <text:p>43.457788</text:p>
          </table:table-cell>
          <table:table-cell table:style-name="Default" table:formula="of:=AVERAGE([.F73:.F102])" office:value-type="float" office:value="20.6287277622789" calcext:value-type="float">
            <text:p>20.6287277623</text:p>
          </table:table-cell>
          <table:table-cell table:number-columns-repeated="2"/>
          <table:table-cell table:style-name="Default" table:formula="of:=AVERAGE([.I73:.I102])" office:value-type="float" office:value="17.9996666666667" calcext:value-type="float">
            <text:p>17.999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1666666667" calcext:value-type="float">
            <text:p>19.9181666667</text:p>
          </table:table-cell>
          <table:table-cell table:style-name="Default" table:formula="of:=AVERAGE([.L73:.L102])" office:value-type="float" office:value="27.60351" calcext:value-type="float">
            <text:p>27.60351</text:p>
          </table:table-cell>
          <table:table-cell table:style-name="Default" table:formula="of:=AVERAGE([.M73:.M102])" office:value-type="float" office:value="17.6138052106491" calcext:value-type="float">
            <text:p>17.6138052106</text:p>
          </table:table-cell>
          <table:table-cell table:number-columns-repeated="2"/>
          <table:table-cell table:style-name="Default" table:formula="of:=AVERAGE([.P73:.P102])" office:value-type="float" office:value="18.0240666666667" calcext:value-type="float">
            <text:p>18.0240666667</text:p>
          </table:table-cell>
          <table:table-cell table:style-name="Default" table:formula="of:=AVERAGE([.Q73:.Q102])" office:value-type="float" office:value="47.5060666666667" calcext:value-type="float">
            <text:p>47.5060666667</text:p>
          </table:table-cell>
          <table:table-cell table:style-name="Default" table:formula="of:=AVERAGE([.R73:.R102])" office:value-type="float" office:value="20.8870333333333" calcext:value-type="float">
            <text:p>20.8870333333</text:p>
          </table:table-cell>
          <table:table-cell table:style-name="Default" table:formula="of:=AVERAGE([.S73:.S102])" office:value-type="float" office:value="25.1024333333333" calcext:value-type="float">
            <text:p>25.1024333333</text:p>
          </table:table-cell>
          <table:table-cell table:style-name="Default" table:formula="of:=AVERAGE([.T73:.T102])" office:value-type="float" office:value="17.3838088800821" calcext:value-type="float">
            <text:p>17.3838088801</text:p>
          </table:table-cell>
          <table:table-cell table:number-columns-repeated="2"/>
          <table:table-cell table:style-name="Default" table:formula="of:=AVERAGE([.W73:.W102])" office:value-type="float" office:value="18.0240666666667" calcext:value-type="float">
            <text:p>18.0240666667</text:p>
          </table:table-cell>
          <table:table-cell table:style-name="Default" table:formula="of:=AVERAGE([.X73:.X102])" office:value-type="float" office:value="37.8090666666667" calcext:value-type="float">
            <text:p>37.8090666667</text:p>
          </table:table-cell>
          <table:table-cell table:style-name="Default" table:formula="of:=AVERAGE([.Y73:.Y102])" office:value-type="float" office:value="20.0845666666667" calcext:value-type="float">
            <text:p>20.0845666667</text:p>
          </table:table-cell>
          <table:table-cell table:style-name="Default" table:formula="of:=AVERAGE([.Z73:.Z102])" office:value-type="float" office:value="23.7922873333333" calcext:value-type="float">
            <text:p>23.7922873333</text:p>
          </table:table-cell>
          <table:table-cell table:style-name="Default" table:formula="of:=AVERAGE([.AA73:.AA102])" office:value-type="float" office:value="9.92188209252666" calcext:value-type="float">
            <text:p>9.9218820925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1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/>
          <table:table-cell office:value-type="string" calcext:value-type="string">
            <text:p>Funció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diana</text:p>
          </table:table-cell>
          <table:table-cell table:style-name="Default" office:value-type="string" calcext:value-type="string">
            <text:p>Media</text:p>
          </table:table-cell>
          <table:table-cell table:style-name="Default" office:value-type="string" calcext:value-type="string">
            <text:p>Std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80000000000859" calcext:value-type="float">
            <text:p>0.0002</text:p>
          </table:table-cell>
          <table:table-cell office:value-type="float" office:value="0.000914732033923346" calcext:value-type="float">
            <text:p>0.0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40000000000111" calcext:value-type="float">
            <text:p>0.0004</text:p>
          </table:table-cell>
          <table:table-cell office:value-type="float" office:value="0.00314285714285794" calcext:value-type="float">
            <text:p>0.00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35300000000004" calcext:value-type="float">
            <text:p>0.9353</text:p>
          </table:table-cell>
          <table:table-cell office:value-type="float" office:value="0.550516918496628" calcext:value-type="float">
            <text:p>0.550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3202" calcext:value-type="float">
            <text:p>2.0320</text:p>
          </table:table-cell>
          <table:table-cell office:value-type="float" office:value="0.937162314693456" calcext:value-type="float">
            <text:p>0.9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678" calcext:value-type="float">
            <text:p>2.6780</text:p>
          </table:table-cell>
          <table:table-cell office:value-type="float" office:value="3.00946" calcext:value-type="float">
            <text:p>3.0095</text:p>
          </table:table-cell>
          <table:table-cell office:value-type="float" office:value="1.11266511271867" calcext:value-type="float">
            <text:p>1.11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4566" calcext:value-type="float">
            <text:p>3.6457</text:p>
          </table:table-cell>
          <table:table-cell office:value-type="float" office:value="1.17195076340124" calcext:value-type="float">
            <text:p>1.1720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000000000001" calcext:value-type="float">
            <text:p>0.0199</text:p>
          </table:table-cell>
          <table:table-cell office:value-type="float" office:value="0.142142857142858" calcext:value-type="float">
            <text:p>0.14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55700000000004" calcext:value-type="float">
            <text:p>0.8557</text:p>
          </table:table-cell>
          <table:table-cell office:value-type="float" office:value="1.34097303234234" calcext:value-type="float">
            <text:p>1.3410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5796" calcext:value-type="float">
            <text:p>29.5796</text:p>
          </table:table-cell>
          <table:table-cell office:value-type="float" office:value="102.72299661056" calcext:value-type="float">
            <text:p>102.72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6599999999999" calcext:value-type="float">
            <text:p>0.2766</text:p>
          </table:table-cell>
          <table:table-cell office:value-type="float" office:value="0.176883450616606" calcext:value-type="float">
            <text:p>0.17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4972" calcext:value-type="float">
            <text:p>4.4972</text:p>
          </table:table-cell>
          <table:table-cell office:value-type="float" office:value="3.33682483807586" calcext:value-type="float">
            <text:p>3.33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561" calcext:value-type="float">
            <text:p>5.5610</text:p>
          </table:table-cell>
          <table:table-cell office:value-type="float" office:value="4.3046351382515" calcext:value-type="float">
            <text:p>4.3046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8800000000028" calcext:value-type="float">
            <text:p>0.2588</text:p>
          </table:table-cell>
          <table:table-cell office:value-type="float" office:value="0.316775849419629" calcext:value-type="float">
            <text:p>0.31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1800000000039" calcext:value-type="float">
            <text:p>0.2518</text:p>
          </table:table-cell>
          <table:table-cell office:value-type="float" office:value="0.169205828046507" calcext:value-type="float">
            <text:p>0.16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39000000000033" calcext:value-type="float">
            <text:p>0.2390</text:p>
          </table:table-cell>
          <table:table-cell office:value-type="float" office:value="0.154794135837883" calcext:value-type="float">
            <text:p>0.1548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96800000000003" calcext:value-type="float">
            <text:p>0.3968</text:p>
          </table:table-cell>
          <table:table-cell office:value-type="float" office:value="0.802315526511634" calcext:value-type="float">
            <text:p>0.802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8000000000002" calcext:value-type="float">
            <text:p>0.0198</text:p>
          </table:table-cell>
          <table:table-cell office:value-type="float" office:value="0.141428571428573" calcext:value-type="float">
            <text:p>0.1414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7200000000003" calcext:value-type="float">
            <text:p>0.2972</text:p>
          </table:table-cell>
          <table:table-cell office:value-type="float" office:value="0.583819233975029" calcext:value-type="float">
            <text:p>0.583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9999999999891" calcext:value-type="float">
            <text:p>0.0012</text:p>
          </table:table-cell>
          <table:table-cell office:value-type="float" office:value="0.00349927106111564" calcext:value-type="float">
            <text:p>0.00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.00142857142857013" calcext:value-type="float">
            <text:p>0.0014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9200000000023" calcext:value-type="float">
            <text:p>0.1392</text:p>
          </table:table-cell>
          <table:table-cell office:value-type="float" office:value="0.20147415897506" calcext:value-type="float">
            <text:p>0.20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28000000000065" calcext:value-type="float">
            <text:p>0.0828</text:p>
          </table:table-cell>
          <table:table-cell office:value-type="float" office:value="0.141233631885309" calcext:value-type="float">
            <text:p>0.14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61999999999944" calcext:value-type="float">
            <text:p>0.0362</text:p>
          </table:table-cell>
          <table:table-cell office:value-type="float" office:value="0.082844826670861" calcext:value-type="float">
            <text:p>0.08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3999999999905" calcext:value-type="float">
            <text:p>0.0254</text:p>
          </table:table-cell>
          <table:table-cell office:value-type="float" office:value="0.0500815661227466" calcext:value-type="float">
            <text:p>0.0501</text:p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5999999999967" calcext:value-type="float">
            <text:p>0.0186</text:p>
          </table:table-cell>
          <table:table-cell office:value-type="float" office:value="0.0767051071923225" calcext:value-type="float">
            <text:p>0.076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office:value-type="float" office:value="0.00451753951452215" calcext:value-type="float">
            <text:p>0.0045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9999999999764" calcext:value-type="float">
            <text:p>0.0026</text:p>
          </table:table-cell>
          <table:table-cell office:value-type="float" office:value="0.00515078753637244" calcext:value-type="float">
            <text:p>0.00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9999999999727" calcext:value-type="float">
            <text:p>0.0030</text:p>
          </table:table-cell>
          <table:table-cell office:value-type="float" office:value="0.00622699849076673" calcext:value-type="float">
            <text:p>0.00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473803541478912" calcext:value-type="float">
            <text:p>0.004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319438282499679" calcext:value-type="float">
            <text:p>0.0032</text:p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599999999994" calcext:value-type="float">
            <text:p>0.0066</text:p>
          </table:table-cell>
          <table:table-cell office:value-type="float" office:value="0.0164750894209433" calcext:value-type="float">
            <text:p>0.01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5999999999885" calcext:value-type="float">
            <text:p>0.0126</text:p>
          </table:table-cell>
          <table:table-cell office:value-type="float" office:value="0.0120373568188124" calcext:value-type="float">
            <text:p>0.01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42857142857013" calcext:value-type="float">
            <text:p>0.0143</text:p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943828249997" calcext:value-type="float">
            <text:p>31.943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4.978131833565" calcext:value-type="float">
            <text:p>104.97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8" calcext:value-type="float">
            <text:p>138.0000</text:p>
          </table:table-cell>
          <table:table-cell office:value-type="float" office:value="205.535636713402" calcext:value-type="float">
            <text:p>205.53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4" calcext:value-type="float">
            <text:p>24.0000</text:p>
          </table:table-cell>
          <table:table-cell office:value-type="float" office:value="85.7142857142857" calcext:value-type="float">
            <text:p>85.714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0018" calcext:value-type="float">
            <text:p>72.0018</text:p>
          </table:table-cell>
          <table:table-cell office:value-type="float" office:value="53.4488124569781" calcext:value-type="float">
            <text:p>53.448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6.0418000000001" calcext:value-type="float">
            <text:p>16.0418</text:p>
          </table:table-cell>
          <table:table-cell office:value-type="float" office:value="40.4546140503056" calcext:value-type="float">
            <text:p>40.45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2.0024" calcext:value-type="float">
            <text:p>22.0024</text:p>
          </table:table-cell>
          <table:table-cell office:value-type="float" office:value="47.3855229764863" calcext:value-type="float">
            <text:p>47.38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2.0004" calcext:value-type="float">
            <text:p>42.0004</text:p>
          </table:table-cell>
          <table:table-cell office:value-type="float" office:value="65.4659905786889" calcext:value-type="float">
            <text:p>65.46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4" calcext:value-type="float">
            <text:p>54.0000</text:p>
          </table:table-cell>
          <table:table-cell office:value-type="float" office:value="74.230748895809" calcext:value-type="float">
            <text:p>74.2307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4000000000742" calcext:value-type="float">
            <text:p>0.0134</text:p>
          </table:table-cell>
          <table:table-cell office:value-type="float" office:value="0.0306061218365162" calcext:value-type="float">
            <text:p>0.030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429" calcext:value-type="float">
            <text:p>371.4290</text:p>
          </table:table-cell>
          <table:table-cell office:value-type="float" office:value="78.0898459128578" calcext:value-type="float">
            <text:p>78.08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23.2838" calcext:value-type="float">
            <text:p>223.2838</text:p>
          </table:table-cell>
          <table:table-cell office:value-type="float" office:value="253.315419670531" calcext:value-type="float">
            <text:p>253.315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9.8632" calcext:value-type="float">
            <text:p>169.8632</text:p>
          </table:table-cell>
          <table:table-cell office:value-type="float" office:value="292.46746355931" calcext:value-type="float">
            <text:p>292.467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9.3398" calcext:value-type="float">
            <text:p>69.3398</text:p>
          </table:table-cell>
          <table:table-cell office:value-type="float" office:value="165.107155909891" calcext:value-type="float">
            <text:p>165.1072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6800000000103" calcext:value-type="float">
            <text:p>0.0168</text:p>
          </table:table-cell>
          <table:table-cell office:value-type="float" office:value="0.0217593517310839" calcext:value-type="float">
            <text:p>0.021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15" calcext:value-type="float">
            <text:p>201.3150</text:p>
          </table:table-cell>
          <table:table-cell office:value-type="float" office:value="202.4584" calcext:value-type="float">
            <text:p>202.4584</text:p>
          </table:table-cell>
          <table:table-cell office:value-type="float" office:value="26.8001193265695" calcext:value-type="float">
            <text:p>26.800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15" calcext:value-type="float">
            <text:p>211.3150</text:p>
          </table:table-cell>
          <table:table-cell office:value-type="float" office:value="199.839" calcext:value-type="float">
            <text:p>199.8390</text:p>
          </table:table-cell>
          <table:table-cell office:value-type="float" office:value="33.8510462564019" calcext:value-type="float">
            <text:p>33.85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99" calcext:value-type="float">
            <text:p>230.9900</text:p>
          </table:table-cell>
          <table:table-cell office:value-type="float" office:value="201.295" calcext:value-type="float">
            <text:p>201.2950</text:p>
          </table:table-cell>
          <table:table-cell office:value-type="float" office:value="188.571" calcext:value-type="float">
            <text:p>188.5710</text:p>
          </table:table-cell>
          <table:table-cell office:value-type="float" office:value="53.8976626466816" calcext:value-type="float">
            <text:p>53.89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16.955" calcext:value-type="float">
            <text:p>216.9550</text:p>
          </table:table-cell>
          <table:table-cell office:value-type="float" office:value="196.18" calcext:value-type="float">
            <text:p>196.1800</text:p>
          </table:table-cell>
          <table:table-cell office:value-type="float" office:value="56.6913095596834" calcext:value-type="float">
            <text:p>56.6913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46" calcext:value-type="float">
            <text:p>394.9146</text:p>
          </table:table-cell>
          <table:table-cell office:value-type="float" office:value="0.184960006708558" calcext:value-type="float">
            <text:p>0.18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35" calcext:value-type="float">
            <text:p>394.8350</text:p>
          </table:table-cell>
          <table:table-cell office:value-type="float" office:value="394.8746" calcext:value-type="float">
            <text:p>394.8746</text:p>
          </table:table-cell>
          <table:table-cell office:value-type="float" office:value="0.25860299728377" calcext:value-type="float">
            <text:p>0.258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85" calcext:value-type="float">
            <text:p>394.6850</text:p>
          </table:table-cell>
          <table:table-cell office:value-type="float" office:value="394.7506" calcext:value-type="float">
            <text:p>394.7506</text:p>
          </table:table-cell>
          <table:table-cell office:value-type="float" office:value="0.237516916690757" calcext:value-type="float">
            <text:p>0.23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75" calcext:value-type="float">
            <text:p>394.6750</text:p>
          </table:table-cell>
          <table:table-cell office:value-type="float" office:value="394.6864" calcext:value-type="float">
            <text:p>394.6864</text:p>
          </table:table-cell>
          <table:table-cell office:value-type="float" office:value="0.548485856420787" calcext:value-type="float">
            <text:p>0.5485</text:p>
          </table:table-cell>
          <table:table-cell table:number-columns-repeated="27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7</text:p>
          </table:table-cell>
          <table:table-cell table:style-name="Default" table:formula="of:=AVERAGE([.C107:.C136])" office:value-type="float" office:value="58.3650333333333" calcext:value-type="float">
            <text:p>58.3650333333</text:p>
          </table:table-cell>
          <table:table-cell table:style-name="Default" table:formula="of:=AVERAGE([.D107:.D136])" office:value-type="float" office:value="46.2281666666667" calcext:value-type="float">
            <text:p>46.2281666667</text:p>
          </table:table-cell>
          <table:table-cell table:style-name="Default" table:formula="of:=AVERAGE([.E107:.E136])" office:value-type="float" office:value="45.377006" calcext:value-type="float">
            <text:p>45.377006</text:p>
          </table:table-cell>
          <table:table-cell table:style-name="Default" table:formula="of:=AVERAGE([.F107:.F136])" office:value-type="float" office:value="14.6782494012921" calcext:value-type="float">
            <text:p>14.6782494013</text:p>
          </table:table-cell>
          <table:table-cell table:number-columns-repeated="2"/>
          <table:table-cell table:style-name="Default" table:formula="of:=AVERAGE([.I107:.I136])" office:value-type="float" office:value="18.0279666666667" calcext:value-type="float">
            <text:p>18.0279666667</text:p>
          </table:table-cell>
          <table:table-cell table:style-name="Default" table:formula="of:=AVERAGE([.J107:.J136])" office:value-type="float" office:value="47.2787666666667" calcext:value-type="float">
            <text:p>47.2787666667</text:p>
          </table:table-cell>
          <table:table-cell table:style-name="Default" table:formula="of:=AVERAGE([.K107:.K136])" office:value-type="float" office:value="33.1833333333333" calcext:value-type="float">
            <text:p>33.1833333333</text:p>
          </table:table-cell>
          <table:table-cell table:style-name="Default" table:formula="of:=AVERAGE([.L107:.L136])" office:value-type="float" office:value="32.6887086666667" calcext:value-type="float">
            <text:p>32.6887086667</text:p>
          </table:table-cell>
          <table:table-cell table:style-name="Default" table:formula="of:=AVERAGE([.M107:.M136])" office:value-type="float" office:value="18.0649209358945" calcext:value-type="float">
            <text:p>18.0649209359</text:p>
          </table:table-cell>
          <table:table-cell table:number-columns-repeated="2"/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725333333333" calcext:value-type="float">
            <text:p>47.8725333333</text:p>
          </table:table-cell>
          <table:table-cell table:style-name="Default" table:formula="of:=AVERAGE([.R107:.R136])" office:value-type="float" office:value="20.0856" calcext:value-type="float">
            <text:p>20.0856</text:p>
          </table:table-cell>
          <table:table-cell table:style-name="Default" table:formula="of:=AVERAGE([.S107:.S136])" office:value-type="float" office:value="27.5678086666667" calcext:value-type="float">
            <text:p>27.5678086667</text:p>
          </table:table-cell>
          <table:table-cell table:style-name="Default" table:formula="of:=AVERAGE([.T107:.T136])" office:value-type="float" office:value="16.7595649899706" calcext:value-type="float">
            <text:p>16.75956499</text:p>
          </table:table-cell>
          <table:table-cell table:number-columns-repeated="2"/>
          <table:table-cell table:style-name="Default" table:formula="of:=AVERAGE([.W107:.W136])" office:value-type="float" office:value="18.0368333333333" calcext:value-type="float">
            <text:p>18.0368333333</text:p>
          </table:table-cell>
          <table:table-cell table:style-name="Default" table:formula="of:=AVERAGE([.X107:.X136])" office:value-type="float" office:value="38.0696666666667" calcext:value-type="float">
            <text:p>38.0696666667</text:p>
          </table:table-cell>
          <table:table-cell table:style-name="Default" table:formula="of:=AVERAGE([.Y107:.Y136])" office:value-type="float" office:value="24.0374" calcext:value-type="float">
            <text:p>24.0374</text:p>
          </table:table-cell>
          <table:table-cell table:style-name="Default" table:formula="of:=AVERAGE([.Z107:.Z136])" office:value-type="float" office:value="24.183362" calcext:value-type="float">
            <text:p>24.183362</text:p>
          </table:table-cell>
          <table:table-cell table:style-name="Default" table:formula="of:=AVERAGE([.AA107:.AA136])" office:value-type="float" office:value="10.1438502185246" calcext:value-type="float">
            <text:p>10.1438502185</text:p>
          </table:table-cell>
          <table:table-cell table:number-columns-repeated="27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26"/>
        </table:table-row>
        <table:table-row table:style-name="ro1" table:number-rows-repeated="8">
          <table:table-cell table:style-name="Default" table:number-columns-repeated="28"/>
          <table:table-cell table:number-columns-repeated="2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edia</text:p>
          </table:table-cell>
          <table:table-cell table:number-columns-repeated="14" table:style-name="Default" office:value-type="string" calcext:value-type="string">
            <text:p>Media</text:p>
          </table:table-cell>
          <table:table-cell table:style-name="Default" table:number-columns-repeated="12"/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0200000000000955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40000000000191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0180000000000859" calcext:value-type="float">
            <text:p>0.0002</text:p>
          </table:table-cell>
          <table:table-cell table:style-name="ce10" office:value-type="float" office:value="0.000440000000000111" calcext:value-type="float">
            <text:p>0.0004</text:p>
          </table:table-cell>
          <table:table-cell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48:.P148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49:.P149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0:.P150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1:.P151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000000000001" calcext:value-type="float">
            <text:p>0.0199</text:p>
          </table:table-cell>
          <table:table-cell office:value-type="float" office:value="0.935300000000004" calcext:value-type="float">
            <text:p>0.9353</text:p>
          </table:table-cell>
          <table:table-cell table:style-name="Default" table:formula="of:=MIN([.B152:.P152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3:.P153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09822" calcext:value-type="float">
            <text:p>1.0982</text:p>
          </table:table-cell>
          <table:table-cell office:value-type="float" office:value="1.94634" calcext:value-type="float">
            <text:p>1.9463</text:p>
          </table:table-cell>
          <table:table-cell office:value-type="float" office:value="0" calcext:value-type="float">
            <text:p>0.0000</text:p>
          </table:table-cell>
          <table:table-cell office:value-type="float" office:value="1.0061" calcext:value-type="float">
            <text:p>1.0061</text:p>
          </table:table-cell>
          <table:table-cell office:value-type="float" office:value="2.2644" calcext:value-type="float">
            <text:p>2.2644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2.03202" calcext:value-type="float">
            <text:p>2.0320</text:p>
          </table:table-cell>
          <table:table-cell table:style-name="ce10" office:value-type="float" office:value="3.00946" calcext:value-type="float">
            <text:p>3.0095</text:p>
          </table:table-cell>
          <table:table-cell office:value-type="float" office:value="3.64566" calcext:value-type="float">
            <text:p>3.6457</text:p>
          </table:table-cell>
          <table:table-cell table:style-name="Default" table:formula="of:=MIN([.B154:.P154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000000000001" calcext:value-type="float">
            <text:p>0.0199</text:p>
          </table:table-cell>
          <table:table-cell office:value-type="float" office:value="0.855700000000004" calcext:value-type="float">
            <text:p>0.8557</text:p>
          </table:table-cell>
          <table:table-cell table:style-name="Default" table:formula="of:=MIN([.B155:.P155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6:.P156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8.14679999999999" calcext:value-type="float">
            <text:p>8.146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49000000000005" calcext:value-type="float">
            <text:p>0.1490</text:p>
          </table:table-cell>
          <table:table-cell office:value-type="float" office:value="1.3452" calcext:value-type="float">
            <text:p>1.3452</text:p>
          </table:table-cell>
          <table:table-cell table:style-name="ce10" office:value-type="float" office:value="0.0181999999999925" calcext:value-type="float">
            <text:p>0.0182</text:p>
          </table:table-cell>
          <table:table-cell table:style-name="ce10" office:value-type="float" office:value="0.487800000000007" calcext:value-type="float">
            <text:p>0.4878</text:p>
          </table:table-cell>
          <table:table-cell office:value-type="float" office:value="2.622" calcext:value-type="float">
            <text:p>2.6220</text:p>
          </table:table-cell>
          <table:table-cell office:value-type="float" office:value="7.87840000000001" calcext:value-type="float">
            <text:p>7.8784</text:p>
          </table:table-cell>
          <table:table-cell office:value-type="float" office:value="0.192199999999998" calcext:value-type="float">
            <text:p>0.1922</text:p>
          </table:table-cell>
          <table:table-cell office:value-type="float" office:value="2.4464" calcext:value-type="float">
            <text:p>2.4464</text:p>
          </table:table-cell>
          <table:table-cell office:value-type="float" office:value="29.5796" calcext:value-type="float">
            <text:p>29.5796</text:p>
          </table:table-cell>
          <table:table-cell table:style-name="ce10" office:value-type="float" office:value="0.276599999999999" calcext:value-type="float">
            <text:p>0.2766</text:p>
          </table:table-cell>
          <table:table-cell table:style-name="ce10" office:value-type="float" office:value="4.4972" calcext:value-type="float">
            <text:p>4.4972</text:p>
          </table:table-cell>
          <table:table-cell office:value-type="float" office:value="5.561" calcext:value-type="float">
            <text:p>5.5610</text:p>
          </table:table-cell>
          <table:table-cell table:style-name="Default" table:formula="of:=MIN([.B157:.P157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58:.P158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0504000000000087" calcext:value-type="float">
            <text:p>0.0504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0.129800000000018" calcext:value-type="float">
            <text:p>0.1298</text:p>
          </table:table-cell>
          <table:table-cell table:style-name="ce10" office:value-type="float" office:value="0.193000000000029" calcext:value-type="float">
            <text:p>0.1930</text:p>
          </table:table-cell>
          <table:table-cell office:value-type="float" office:value="0.17220000000003" calcext:value-type="float">
            <text:p>0.1722</text:p>
          </table:table-cell>
          <table:table-cell office:value-type="float" office:value="0" calcext:value-type="float">
            <text:p>0.0000</text:p>
          </table:table-cell>
          <table:table-cell office:value-type="float" office:value="0.218600000000033" calcext:value-type="float">
            <text:p>0.2186</text:p>
          </table:table-cell>
          <table:table-cell office:value-type="float" office:value="0.255200000000023" calcext:value-type="float">
            <text:p>0.2552</text:p>
          </table:table-cell>
          <table:table-cell office:value-type="float" office:value="0.000199999999999818" calcext:value-type="float">
            <text:p>0.0002</text:p>
          </table:table-cell>
          <table:table-cell table:style-name="ce10" office:value-type="float" office:value="0.258800000000028" calcext:value-type="float">
            <text:p>0.2588</text:p>
          </table:table-cell>
          <table:table-cell table:style-name="ce10" office:value-type="float" office:value="0.251800000000039" calcext:value-type="float">
            <text:p>0.2518</text:p>
          </table:table-cell>
          <table:table-cell office:value-type="float" office:value="0.239000000000033" calcext:value-type="float">
            <text:p>0.2390</text:p>
          </table:table-cell>
          <table:table-cell table:style-name="Default" table:formula="of:=MIN([.B159:.P159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634200000000005" calcext:value-type="float">
            <text:p>0.634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594800000000005" calcext:value-type="float">
            <text:p>0.594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515600000000004" calcext:value-type="float">
            <text:p>0.515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96800000000003" calcext:value-type="float">
            <text:p>0.396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.0198000000000002" calcext:value-type="float">
            <text:p>0.0198</text:p>
          </table:table-cell>
          <table:table-cell table:style-name="Default" table:formula="of:=MIN([.B160:.P160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.356800000000003" calcext:value-type="float">
            <text:p>0.3568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792000000000007" calcext:value-type="float">
            <text:p>0.079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336600000000003" calcext:value-type="float">
            <text:p>0.336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97200000000003" calcext:value-type="float">
            <text:p>0.297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1:.P161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4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9999999999818" calcext:value-type="float">
            <text:p>0.0002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0199999999999818" calcext:value-type="float">
            <text:p>0.0002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0.00119999999999891" calcext:value-type="float">
            <text:p>0.0012</text:p>
          </table:table-cell>
          <table:table-cell table:style-name="ce10" office:value-type="float" office:value="0.000199999999999818" calcext:value-type="float">
            <text:p>0.0002</text:p>
          </table:table-cell>
          <table:table-cell office:value-type="float" office:value="0.000199999999999818" calcext:value-type="float">
            <text:p>0.0002</text:p>
          </table:table-cell>
          <table:table-cell table:style-name="Default" table:formula="of:=MIN([.B162:.P162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.404000000000028" calcext:value-type="float">
            <text:p>0.4040</text:p>
          </table:table-cell>
          <table:table-cell office:value-type="float" office:value="0.0756000000000131" calcext:value-type="float">
            <text:p>0.0756</text:p>
          </table:table-cell>
          <table:table-cell office:value-type="float" office:value="0.0378000000000066" calcext:value-type="float">
            <text:p>0.0378</text:p>
          </table:table-cell>
          <table:table-cell office:value-type="float" office:value="0.00420000000000073" calcext:value-type="float">
            <text:p>0.0042</text:p>
          </table:table-cell>
          <table:table-cell office:value-type="float" office:value="0.11340000000002" calcext:value-type="float">
            <text:p>0.1134</text:p>
          </table:table-cell>
          <table:table-cell table:style-name="ce10" office:value-type="float" office:value="0.0594000000000096" calcext:value-type="float">
            <text:p>0.0594</text:p>
          </table:table-cell>
          <table:table-cell table:style-name="ce10" office:value-type="float" office:value="0.0312000000000035" calcext:value-type="float">
            <text:p>0.0312</text:p>
          </table:table-cell>
          <table:table-cell office:value-type="float" office:value="0.0119999999999936" calcext:value-type="float">
            <text:p>0.0120</text:p>
          </table:table-cell>
          <table:table-cell office:value-type="float" office:value="0.139000000000024" calcext:value-type="float">
            <text:p>0.1390</text:p>
          </table:table-cell>
          <table:table-cell office:value-type="float" office:value="0.0746000000000095" calcext:value-type="float">
            <text:p>0.0746</text:p>
          </table:table-cell>
          <table:table-cell office:value-type="float" office:value="0.0413999999999987" calcext:value-type="float">
            <text:p>0.0414</text:p>
          </table:table-cell>
          <table:table-cell office:value-type="float" office:value="0.139200000000023" calcext:value-type="float">
            <text:p>0.1392</text:p>
          </table:table-cell>
          <table:table-cell table:style-name="ce10" office:value-type="float" office:value="0.0828000000000065" calcext:value-type="float">
            <text:p>0.0828</text:p>
          </table:table-cell>
          <table:table-cell table:style-name="ce10" office:value-type="float" office:value="0.0361999999999944" calcext:value-type="float">
            <text:p>0.0362</text:p>
          </table:table-cell>
          <table:table-cell office:value-type="float" office:value="0.0253999999999905" calcext:value-type="float">
            <text:p>0.0254</text:p>
          </table:table-cell>
          <table:table-cell table:style-name="Default" table:formula="of:=MIN([.B163:.P163])" office:value-type="float" office:value="0.00420000000000073" calcext:value-type="float">
            <text:p>0.0042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1.16819999999997" calcext:value-type="float">
            <text:p>1.1682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999999999956" calcext:value-type="float">
            <text:p>0.024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85999999999967" calcext:value-type="float">
            <text:p>0.018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.00159999999999854" calcext:value-type="float">
            <text:p>0.0016</text:p>
          </table:table-cell>
          <table:table-cell table:style-name="Default" table:formula="of:=MIN([.B164:.P164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.000399999999999636" calcext:value-type="float">
            <text:p>0.0004</text:p>
          </table:table-cell>
          <table:table-cell table:number-columns-repeated="2" office:value-type="float" office:value="0.000199999999999818" calcext:value-type="float">
            <text:p>0.0002</text:p>
          </table:table-cell>
          <table:table-cell office:value-type="float" office:value="0.000399999999999636" calcext:value-type="float">
            <text:p>0.0004</text:p>
          </table:table-cell>
          <table:table-cell table:style-name="ce10" office:value-type="float" office:value="0.002199999999998" calcext:value-type="float">
            <text:p>0.0022</text:p>
          </table:table-cell>
          <table:table-cell table:style-name="ce10" office:value-type="float" office:value="0.000599999999999454" calcext:value-type="float">
            <text:p>0.0006</text:p>
          </table:table-cell>
          <table:table-cell office:value-type="float" office:value="0.000999999999999091" calcext:value-type="float">
            <text:p>0.0010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379999999999654" calcext:value-type="float">
            <text:p>0.0038</text:p>
          </table:table-cell>
          <table:table-cell office:value-type="float" office:value="0.00139999999999873" calcext:value-type="float">
            <text:p>0.0014</text:p>
          </table:table-cell>
          <table:table-cell office:value-type="float" office:value="0.00259999999999764" calcext:value-type="float">
            <text:p>0.0026</text:p>
          </table:table-cell>
          <table:table-cell table:style-name="ce10" office:value-type="float" office:value="0.00299999999999727" calcext:value-type="float">
            <text:p>0.0030</text:p>
          </table:table-cell>
          <table:table-cell table:style-name="ce10" office:value-type="float" office:value="0.00179999999999836" calcext:value-type="float">
            <text:p>0.0018</text:p>
          </table:table-cell>
          <table:table-cell office:value-type="float" office:value="0.000999999999999091" calcext:value-type="float">
            <text:p>0.0010</text:p>
          </table:table-cell>
          <table:table-cell table:style-name="Default" table:formula="of:=MIN([.B165:.P165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.00159999999999854" calcext:value-type="float">
            <text:p>0.0016</text:p>
          </table:table-cell>
          <table:table-cell table:number-columns-repeated="4" office:value-type="float" office:value="0" calcext:value-type="float">
            <text:p>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59999999999764" calcext:value-type="float">
            <text:p>0.0026</text:p>
          </table:table-cell>
          <table:table-cell office:value-type="float" office:value="0.00839999999999236" calcext:value-type="float">
            <text:p>0.0084</text:p>
          </table:table-cell>
          <table:table-cell office:value-type="float" office:value="0" calcext:value-type="float">
            <text:p>0.0000</text:p>
          </table:table-cell>
          <table:table-cell office:value-type="float" office:value="0.00179999999999836" calcext:value-type="float">
            <text:p>0.0018</text:p>
          </table:table-cell>
          <table:table-cell office:value-type="float" office:value="0.00959999999999127" calcext:value-type="float">
            <text:p>0.0096</text:p>
          </table:table-cell>
          <table:table-cell office:value-type="float" office:value="0" calcext:value-type="float">
            <text:p>0.0000</text:p>
          </table:table-cell>
          <table:table-cell table:style-name="ce10" office:value-type="float" office:value="0.006599999999994" calcext:value-type="float">
            <text:p>0.0066</text:p>
          </table:table-cell>
          <table:table-cell table:style-name="ce10" office:value-type="float" office:value="0.0125999999999885" calcext:value-type="float">
            <text:p>0.0126</text:p>
          </table:table-cell>
          <table:table-cell office:value-type="float" office:value="0.00999999999999091" calcext:value-type="float">
            <text:p>0.0100</text:p>
          </table:table-cell>
          <table:table-cell table:style-name="Default" table:formula="of:=MIN([.B166:.P166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.718799999999946" calcext:value-type="float">
            <text:p>0.7188</text:p>
          </table:table-cell>
          <table:table-cell office:value-type="float" office:value="0.068199999999988" calcext:value-type="float">
            <text:p>0.0682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7:.P167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50" calcext:value-type="float">
            <text:p>150.0000</text:p>
          </table:table-cell>
          <table:table-cell office:value-type="float" office:value="110" calcext:value-type="float">
            <text:p>110.0000</text:p>
          </table:table-cell>
          <table:table-cell table:number-columns-repeated="2" office:value-type="float" office:value="98" calcext:value-type="float">
            <text:p>98.0000</text:p>
          </table:table-cell>
          <table:table-cell office:value-type="float" office:value="4" calcext:value-type="float">
            <text:p>4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" calcext:value-type="float">
            <text:p>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" calcext:value-type="float">
            <text:p>1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8:.P168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86.007" calcext:value-type="float">
            <text:p>86.0070</text:p>
          </table:table-cell>
          <table:table-cell office:value-type="float" office:value="38" calcext:value-type="float">
            <text:p>38.0000</text:p>
          </table:table-cell>
          <table:table-cell office:value-type="float" office:value="16.1268" calcext:value-type="float">
            <text:p>16.1268</text:p>
          </table:table-cell>
          <table:table-cell office:value-type="float" office:value="2.0152" calcext:value-type="float">
            <text:p>2.0152</text:p>
          </table:table-cell>
          <table:table-cell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69:.P169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float" office:value="300" calcext:value-type="float">
            <text:p>300.0000</text:p>
          </table:table-cell>
          <table:table-cell office:value-type="float" office:value="294" calcext:value-type="float">
            <text:p>294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4.0002" calcext:value-type="float">
            <text:p>224.0002</text:p>
          </table:table-cell>
          <table:table-cell table:style-name="ce10" office:value-type="float" office:value="42" calcext:value-type="float">
            <text:p>42.0000</text:p>
          </table:table-cell>
          <table:table-cell table:style-name="ce10" office:value-type="float" office:value="12" calcext:value-type="float">
            <text:p>12.0000</text:p>
          </table:table-cell>
          <table:table-cell office:value-type="float" office:value="0" calcext:value-type="float">
            <text:p>0.0000</text:p>
          </table:table-cell>
          <table:table-cell office:value-type="float" office:value="264" calcext:value-type="float">
            <text:p>264.0000</text:p>
          </table:table-cell>
          <table:table-cell office:value-type="float" office:value="108" calcext:value-type="float">
            <text:p>108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64" calcext:value-type="float">
            <text:p>264.0000</text:p>
          </table:table-cell>
          <table:table-cell table:style-name="ce10" office:value-type="float" office:value="138" calcext:value-type="float">
            <text:p>138.0000</text:p>
          </table:table-cell>
          <table:table-cell table:style-name="ce10" office:value-type="float" office:value="24" calcext:value-type="float">
            <text:p>24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0:.P170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226" calcext:value-type="float">
            <text:p>226.0000</text:p>
          </table:table-cell>
          <table:table-cell office:value-type="float" office:value="128" calcext:value-type="float">
            <text:p>128.0000</text:p>
          </table:table-cell>
          <table:table-cell office:value-type="float" office:value="94" calcext:value-type="float">
            <text:p>94.0000</text:p>
          </table:table-cell>
          <table:table-cell office:value-type="float" office:value="90" calcext:value-type="float">
            <text:p>90.0000</text:p>
          </table:table-cell>
          <table:table-cell office:value-type="float" office:value="64.0014" calcext:value-type="float">
            <text:p>64.001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8.0034" calcext:value-type="float">
            <text:p>78.003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2.0018" calcext:value-type="float">
            <text:p>72.001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1:.P171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67.9712" calcext:value-type="float">
            <text:p>367.9712</text:p>
          </table:table-cell>
          <table:table-cell office:value-type="float" office:value="129.7846" calcext:value-type="float">
            <text:p>129.7846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4.01380000000008" calcext:value-type="float">
            <text:p>4.0138</text:p>
          </table:table-cell>
          <table:table-cell table:style-name="ce10" office:value-type="float" office:value="6.00140000000001" calcext:value-type="float">
            <text:p>6.0014</text:p>
          </table:table-cell>
          <table:table-cell table:style-name="ce10" office:value-type="float" office:value="12" calcext:value-type="float">
            <text:p>12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01600000000007" calcext:value-type="float">
            <text:p>2.0160</text:p>
          </table:table-cell>
          <table:table-cell office:value-type="float" office:value="20.0026" calcext:value-type="float">
            <text:p>20.0026</text:p>
          </table:table-cell>
          <table:table-cell office:value-type="float" office:value="34" calcext:value-type="float">
            <text:p>34.0000</text:p>
          </table:table-cell>
          <table:table-cell office:value-type="float" office:value="16.0418000000001" calcext:value-type="float">
            <text:p>16.0418</text:p>
          </table:table-cell>
          <table:table-cell table:style-name="ce10" office:value-type="float" office:value="22.0024" calcext:value-type="float">
            <text:p>22.0024</text:p>
          </table:table-cell>
          <table:table-cell table:style-name="ce10" office:value-type="float" office:value="42.0004" calcext:value-type="float">
            <text:p>42.0004</text:p>
          </table:table-cell>
          <table:table-cell office:value-type="float" office:value="54" calcext:value-type="float">
            <text:p>54.0000</text:p>
          </table:table-cell>
          <table:table-cell table:style-name="Default" table:formula="of:=MIN([.B172:.P172])" office:value-type="float" office:value="2.01600000000007" calcext:value-type="float">
            <text:p>2.016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264" calcext:value-type="float">
            <text:p>264.0000</text:p>
          </table:table-cell>
          <table:table-cell office:value-type="float" office:value="110" calcext:value-type="float">
            <text:p>1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520000000008622" calcext:value-type="float">
            <text:p>0.0052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60000000006403" calcext:value-type="float">
            <text:p>0.0046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34000000000742" calcext:value-type="float">
            <text:p>0.0134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3:.P173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386.89" calcext:value-type="float">
            <text:p>386.8900</text:p>
          </table:table-cell>
          <table:table-cell table:number-columns-repeated="3" office:value-type="float" office:value="386.89" calcext:value-type="float">
            <text:p>386.8900</text:p>
          </table:table-cell>
          <table:table-cell office:value-type="float" office:value="379.1528" calcext:value-type="float">
            <text:p>379.1528</text:p>
          </table:table-cell>
          <table:table-cell table:style-name="ce10" office:value-type="float" office:value="97.4738" calcext:value-type="float">
            <text:p>97.4738</text:p>
          </table:table-cell>
          <table:table-cell table:style-name="ce10" office:value-type="float" office:value="38.166" calcext:value-type="float">
            <text:p>38.1660</text:p>
          </table:table-cell>
          <table:table-cell office:value-type="float" office:value="0" calcext:value-type="float">
            <text:p>0.0000</text:p>
          </table:table-cell>
          <table:table-cell office:value-type="float" office:value="348.2376" calcext:value-type="float">
            <text:p>348.2376</text:p>
          </table:table-cell>
          <table:table-cell office:value-type="float" office:value="107.5812" calcext:value-type="float">
            <text:p>107.5812</text:p>
          </table:table-cell>
          <table:table-cell office:value-type="float" office:value="100.5914" calcext:value-type="float">
            <text:p>100.5914</text:p>
          </table:table-cell>
          <table:table-cell office:value-type="float" office:value="371.429" calcext:value-type="float">
            <text:p>371.4290</text:p>
          </table:table-cell>
          <table:table-cell table:style-name="ce10" office:value-type="float" office:value="223.2838" calcext:value-type="float">
            <text:p>223.2838</text:p>
          </table:table-cell>
          <table:table-cell table:style-name="ce10" office:value-type="float" office:value="169.8632" calcext:value-type="float">
            <text:p>169.8632</text:p>
          </table:table-cell>
          <table:table-cell office:value-type="float" office:value="69.3398" calcext:value-type="float">
            <text:p>69.3398</text:p>
          </table:table-cell>
          <table:table-cell table:style-name="Default" table:formula="of:=MIN([.B174:.P174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288" calcext:value-type="float">
            <text:p>288.0000</text:p>
          </table:table-cell>
          <table:table-cell office:value-type="float" office:value="174" calcext:value-type="float">
            <text:p>1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560000000009495" calcext:value-type="float">
            <text:p>0.0056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4000000000942" calcext:value-type="float">
            <text:p>0.0114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6800000000103" calcext:value-type="float">
            <text:p>0.0168</text:p>
          </table:table-cell>
          <table:table-cell table:number-columns-repeated="2" table:style-name="ce10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Default" table:formula="of:=MIN([.B175:.P175])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20.7782" calcext:value-type="float">
            <text:p>220.7782</text:p>
          </table:table-cell>
          <table:table-cell office:value-type="float" office:value="221.317" calcext:value-type="float">
            <text:p>221.3170</text:p>
          </table:table-cell>
          <table:table-cell office:value-type="float" office:value="220.9018" calcext:value-type="float">
            <text:p>220.9018</text:p>
          </table:table-cell>
          <table:table-cell office:value-type="float" office:value="218.959" calcext:value-type="float">
            <text:p>218.9590</text:p>
          </table:table-cell>
          <table:table-cell office:value-type="float" office:value="200.6644" calcext:value-type="float">
            <text:p>200.6644</text:p>
          </table:table-cell>
          <table:table-cell table:style-name="ce10" office:value-type="float" office:value="202.5982" calcext:value-type="float">
            <text:p>202.5982</text:p>
          </table:table-cell>
          <table:table-cell table:style-name="ce10" office:value-type="float" office:value="186.2188" calcext:value-type="float">
            <text:p>186.2188</text:p>
          </table:table-cell>
          <table:table-cell office:value-type="float" office:value="176.9438" calcext:value-type="float">
            <text:p>176.9438</text:p>
          </table:table-cell>
          <table:table-cell office:value-type="float" office:value="203.7986" calcext:value-type="float">
            <text:p>203.7986</text:p>
          </table:table-cell>
          <table:table-cell office:value-type="float" office:value="196.1766" calcext:value-type="float">
            <text:p>196.1766</text:p>
          </table:table-cell>
          <table:table-cell office:value-type="float" office:value="206.6706" calcext:value-type="float">
            <text:p>206.6706</text:p>
          </table:table-cell>
          <table:table-cell office:value-type="float" office:value="202.4584" calcext:value-type="float">
            <text:p>202.4584</text:p>
          </table:table-cell>
          <table:table-cell table:style-name="ce10" office:value-type="float" office:value="199.839" calcext:value-type="float">
            <text:p>199.8390</text:p>
          </table:table-cell>
          <table:table-cell table:style-name="ce10" office:value-type="float" office:value="188.571" calcext:value-type="float">
            <text:p>188.5710</text:p>
          </table:table-cell>
          <table:table-cell office:value-type="float" office:value="196.18" calcext:value-type="float">
            <text:p>196.1800</text:p>
          </table:table-cell>
          <table:table-cell table:style-name="Default" table:formula="of:=MIN([.B176:.P176])" office:value-type="float" office:value="176.9438" calcext:value-type="float">
            <text:p>176.9438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006" calcext:value-type="float">
            <text:p>394.5006</text:p>
          </table:table-cell>
          <table:table-cell office:value-type="float" office:value="394.5522" calcext:value-type="float">
            <text:p>394.5522</text:p>
          </table:table-cell>
          <table:table-cell office:value-type="float" office:value="394.5806" calcext:value-type="float">
            <text:p>394.5806</text:p>
          </table:table-cell>
          <table:table-cell office:value-type="float" office:value="394.5754" calcext:value-type="float">
            <text:p>394.5754</text:p>
          </table:table-cell>
          <table:table-cell office:value-type="float" office:value="394.5786" calcext:value-type="float">
            <text:p>394.5786</text:p>
          </table:table-cell>
          <table:table-cell table:style-name="ce10" office:value-type="float" office:value="394.7426" calcext:value-type="float">
            <text:p>394.7426</text:p>
          </table:table-cell>
          <table:table-cell table:style-name="ce10" office:value-type="float" office:value="394.6614" calcext:value-type="float">
            <text:p>394.6614</text:p>
          </table:table-cell>
          <table:table-cell office:value-type="float" office:value="394.6602" calcext:value-type="float">
            <text:p>394.6602</text:p>
          </table:table-cell>
          <table:table-cell office:value-type="float" office:value="394.7662" calcext:value-type="float">
            <text:p>394.7662</text:p>
          </table:table-cell>
          <table:table-cell office:value-type="float" office:value="394.8478" calcext:value-type="float">
            <text:p>394.8478</text:p>
          </table:table-cell>
          <table:table-cell office:value-type="float" office:value="394.7924" calcext:value-type="float">
            <text:p>394.7924</text:p>
          </table:table-cell>
          <table:table-cell office:value-type="float" office:value="394.9146" calcext:value-type="float">
            <text:p>394.9146</text:p>
          </table:table-cell>
          <table:table-cell table:style-name="ce10" office:value-type="float" office:value="394.8746" calcext:value-type="float">
            <text:p>394.8746</text:p>
          </table:table-cell>
          <table:table-cell table:style-name="ce10" office:value-type="float" office:value="394.7506" calcext:value-type="float">
            <text:p>394.7506</text:p>
          </table:table-cell>
          <table:table-cell office:value-type="float" office:value="394.6864" calcext:value-type="float">
            <text:p>394.6864</text:p>
          </table:table-cell>
          <table:table-cell table:style-name="Default" table:formula="of:=MIN([.B177:.P177])" office:value-type="float" office:value="394.5006" calcext:value-type="float">
            <text:p>394.5006</text:p>
          </table:table-cell>
          <table:table-cell table:style-name="Default" table:number-columns-repeated="11"/>
          <table:table-cell table:number-columns-repeated="26"/>
        </table:table-row>
        <table:table-row table:style-name="ro1">
          <table:table-cell table:style-name="Default"/>
          <table:table-cell table:style-name="ce7" table:formula="of:=AVERAGE([.B148:.B177])" office:value-type="float" office:value="89.85258" calcext:value-type="float">
            <text:p>89.85258</text:p>
          </table:table-cell>
          <table:table-cell table:style-name="Default" table:formula="of:=AVERAGE([.C148:.C177])" office:value-type="float" office:value="66.2229333333333" calcext:value-type="float">
            <text:p>66.2229333333</text:p>
          </table:table-cell>
          <table:table-cell table:style-name="Default" table:formula="of:=AVERAGE([.D148:.D177])" office:value-type="float" office:value="53.6847133333333" calcext:value-type="float">
            <text:p>53.6847133333</text:p>
          </table:table-cell>
          <table:table-cell table:style-name="Default" table:formula="of:=AVERAGE([.E148:.E177])" office:value-type="float" office:value="53.0214466666667" calcext:value-type="float">
            <text:p>53.0214466667</text:p>
          </table:table-cell>
          <table:table-cell table:style-name="Default" table:formula="of:=AVERAGE([.F148:.F177])" office:value-type="float" office:value="42.4185006666667" calcext:value-type="float">
            <text:p>42.4185006667</text:p>
          </table:table-cell>
          <table:table-cell table:style-name="Default" table:formula="of:=AVERAGE([.G148:.G177])" office:value-type="float" office:value="24.76752" calcext:value-type="float">
            <text:p>24.76752</text:p>
          </table:table-cell>
          <table:table-cell table:style-name="Default" table:formula="of:=AVERAGE([.H148:.H177])" office:value-type="float" office:value="21.4953273333333" calcext:value-type="float">
            <text:p>21.4953273333</text:p>
          </table:table-cell>
          <table:table-cell table:style-name="Default" table:formula="of:=AVERAGE([.I148:.I177])" office:value-type="float" office:value="19.6788646666667" calcext:value-type="float">
            <text:p>19.6788646667</text:p>
          </table:table-cell>
          <table:table-cell table:style-name="Default" table:formula="of:=AVERAGE([.J148:.J177])" office:value-type="float" office:value="43.457788" calcext:value-type="float">
            <text:p>43.457788</text:p>
          </table:table-cell>
          <table:table-cell table:style-name="Default" table:formula="of:=AVERAGE([.K148:.K177])" office:value-type="float" office:value="27.60351" calcext:value-type="float">
            <text:p>27.60351</text:p>
          </table:table-cell>
          <table:table-cell table:style-name="Default" table:formula="of:=AVERAGE([.L148:.L177])" office:value-type="float" office:value="25.1024333333333" calcext:value-type="float">
            <text:p>25.1024333333</text:p>
          </table:table-cell>
          <table:table-cell table:style-name="Default" table:formula="of:=AVERAGE([.M148:.M177])" office:value-type="float" office:value="45.377006" calcext:value-type="float">
            <text:p>45.377006</text:p>
          </table:table-cell>
          <table:table-cell table:style-name="Default" table:formula="of:=AVERAGE([.N148:.N177])" office:value-type="float" office:value="32.6887086666667" calcext:value-type="float">
            <text:p>32.6887086667</text:p>
          </table:table-cell>
          <table:table-cell table:style-name="Default" table:formula="of:=AVERAGE([.O148:.O177])" office:value-type="float" office:value="27.5678086666667" calcext:value-type="float">
            <text:p>27.5678086667</text:p>
          </table:table-cell>
          <table:table-cell table:style-name="Default" table:formula="of:=AVERAGE([.P148:.P177])" office:value-type="float" office:value="24.183362" calcext:value-type="float">
            <text:p>24.183362</text:p>
          </table:table-cell>
          <table:table-cell table:style-name="Default" table:formula="of:=MIN([.B178:.P178])" office:value-type="float" office:value="19.6788646666667" calcext:value-type="float">
            <text:p>19.6788646667</text:p>
          </table:table-cell>
          <table:table-cell table:style-name="Default" table:number-columns-repeated="11"/>
          <table:table-cell table:number-columns-repeated="26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5</text:p>
          </table:table-cell>
          <table:table-cell office:value-type="float" office:value="0.00598770858114086" calcext:value-type="float">
            <text:p>0.0059877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7</text:p>
          </table:table-cell>
          <table:table-cell office:value-type="float" office:value="0.000260326280791578" calcext:value-type="float">
            <text:p>0.00026032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</text:p>
          </table:table-cell>
          <table:table-cell office:value-type="float" office:value="0.246203256342895" calcext:value-type="float">
            <text:p>0.246203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1</text:p>
          </table:table-cell>
          <table:table-cell office:value-type="float" office:value="0.000670271981418366" calcext:value-type="float">
            <text:p>0.000670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1</text:p>
          </table:table-cell>
          <table:table-cell office:value-type="float" office:value="0.201015754503943" calcext:value-type="float">
            <text:p>0.2010157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4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3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</text:p>
          </table:table-cell>
          <table:table-cell office:value-type="float" office:value="0.268943765264803" calcext:value-type="float">
            <text:p>0.2689437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1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</text:p>
          </table:table-cell>
          <table:table-cell office:value-type="float" office:value="0.00145438395830117" calcext:value-type="float">
            <text:p>0.001454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</text:p>
          </table:table-cell>
          <table:table-cell office:value-type="float" office:value="0.153906648606111" calcext:value-type="float">
            <text:p>0.1539066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</text:p>
          </table:table-cell>
          <table:table-cell office:value-type="float" office:value="0.160810651315327" calcext:value-type="float">
            <text:p>0.1608106513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3</text:p>
          </table:table-cell>
          <table:table-cell office:value-type="float" office:value="0.160800813712023" calcext:value-type="float">
            <text:p>0.16080081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</text:p>
          </table:table-cell>
          <table:table-cell office:value-type="float" office:value="0.00610806608723293" calcext:value-type="float">
            <text:p>0.00610806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</text:p>
          </table:table-cell>
          <table:table-cell office:value-type="float" office:value="0.008642964243497" calcext:value-type="float">
            <text:p>0.0086429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8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5:33:34.993302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3-09T11:07:52.128811495</dc:date>
    <meta:editing-duration>P2DT23H39M27S</meta:editing-duration>
    <meta:editing-cycles>80</meta:editing-cycles>
    <meta:generator>LibreOffice/4.2.8.2$Linux_X86_64 LibreOffice_project/420m0$Build-2</meta:generator>
    <dc:creator>joel </dc:creator>
    <meta:document-statistic meta:table-count="2" meta:cell-count="4499" meta:object-count="0"/>
  </office:meta>
</office:document-meta>
</file>